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Rundenzaehler</text:p>
          </table:table-cell>
          <table:table-cell table:number-columns-repeated="9"/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Aktueller Spieler </text:p>
          </table:table-cell>
          <table:table-cell table:number-columns-repeated="9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1-6</text:p>
          </table:table-cell>
          <table:table-cell table:number-columns-repeated="9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1-6</text:p>
          </table:table-cell>
          <table:table-cell table:number-columns-repeated="9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-6</text:p>
          </table:table-cell>
          <table:table-cell table:number-columns-repeated="9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Lila</text:p>
          </table:table-cell>
          <table:table-cell office:value-type="string" calcext:value-type="string">
            <text:p>1-6</text:p>
          </table:table-cell>
          <table:table-cell table:number-columns-repeated="9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Gruen</text:p>
          </table:table-cell>
          <table:table-cell office:value-type="string" calcext:value-type="string">
            <text:p>1-6</text:p>
          </table:table-cell>
          <table:table-cell table:number-columns-repeated="4"/>
          <table:table-cell office:value-type="string" calcext:value-type="string">
            <text:p>Spieler1</text:p>
          </table:table-cell>
          <table:table-cell table:number-columns-repeated="4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1-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Nachwürfeln freigeschaltet</text:p>
          </table:table-cell>
          <table:table-cell table:number-columns-repeated="3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Würfel auf Würfelfeld 1 ( 0: Nix, 1:Blau usw.)</text:p>
          </table:table-cell>
          <table:table-cell table:number-columns-repeated="3"/>
          <table:table-cell table:formula="of:=[.G8]+1" office:value-type="float" office:value="2" calcext:value-type="float">
            <text:p>2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Nachwürfeln used</text:p>
          </table:table-cell>
          <table:table-cell table:number-columns-repeated="3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Würfel auf Würfelfeld 2 ( 0: Nix, 1:Blau usw.)</text:p>
          </table:table-cell>
          <table:table-cell table:number-columns-repeated="3"/>
          <table:table-cell table:formula="of:=[.G9]+1" office:value-type="float" office:value="3" calcext:value-type="float">
            <text:p>3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Zusatzwürfel freigeschaltet</text:p>
          </table:table-cell>
          <table:table-cell table:number-columns-repeated="3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Würfel auf Würfelfeld 3 ( 0: Nix, 1:Blau usw.)</text:p>
          </table:table-cell>
          <table:table-cell table:number-columns-repeated="3"/>
          <table:table-cell table:formula="of:=[.G10]+1" office:value-type="float" office:value="4" calcext:value-type="float">
            <text:p>4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Zusatzwürfeln used</text:p>
          </table:table-cell>
          <table:table-cell table:number-columns-repeated="3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lauer Würfel auf Silberplatte? (0: Nein, 1:Ja)</text:p>
          </table:table-cell>
          <table:table-cell table:number-columns-repeated="3"/>
          <table:table-cell table:formula="of:=[.G11]+1" office:value-type="float" office:value="5" calcext:value-type="float">
            <text:p>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 Würfel auf Silberplatte? (0: Nein, 1:Ja)</text:p>
          </table:table-cell>
          <table:table-cell table:number-columns-repeated="3"/>
          <table:table-cell table:formula="of:=[.G12]+1" office:value-type="float" office:value="6" calcext:value-type="float">
            <text:p>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12]+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Orange Würfel auf Silberplatte? (0: Nein, 1:Ja)</text:p>
          </table:table-cell>
          <table:table-cell table:number-columns-repeated="3"/>
          <table:table-cell table:formula="of:=[.G13]+1" office:value-type="float" office:value="7" calcext:value-type="float">
            <text:p>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13]+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ila Würfel auf Silberplatte? (0: Nein, 1:Ja)</text:p>
          </table:table-cell>
          <table:table-cell table:number-columns-repeated="3"/>
          <table:table-cell table:formula="of:=[.G14]+1" office:value-type="float" office:value="8" calcext:value-type="float">
            <text:p>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14]+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ruen Würfel auf Silberplatte? (0: Nein, 1:Ja)</text:p>
          </table:table-cell>
          <table:table-cell table:number-columns-repeated="3"/>
          <table:table-cell table:formula="of:=[.G15]+1" office:value-type="float" office:value="9" calcext:value-type="float">
            <text:p>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15]+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eiss Würfel auf Silberplatte? (0: Nein, 1:Ja)</text:p>
          </table:table-cell>
          <table:table-cell table:number-columns-repeated="3"/>
          <table:table-cell table:formula="of:=[.G16]+1" office:value-type="float" office:value="10" calcext:value-type="float">
            <text:p>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16]+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Nachwürfeln freigeschaltet</text:p>
          </table:table-cell>
          <table:table-cell/>
          <table:table-cell office:value-type="string" calcext:value-type="string">
            <text:p>SPIELER 1</text:p>
          </table:table-cell>
          <table:table-cell/>
          <table:table-cell table:formula="of:=[.G17]+1" office:value-type="float" office:value="11" calcext:value-type="float">
            <text:p>1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17]+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Nachwürfeln used</text:p>
          </table:table-cell>
          <table:table-cell table:number-columns-repeated="3"/>
          <table:table-cell table:formula="of:=[.G18]+1" office:value-type="float" office:value="12" calcext:value-type="float">
            <text:p>1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18]+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Zusatzwürfel freigeschaltet</text:p>
          </table:table-cell>
          <table:table-cell table:number-columns-repeated="3"/>
          <table:table-cell table:formula="of:=[.G19]+1" office:value-type="float" office:value="13" calcext:value-type="float">
            <text:p>1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19]+1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Zusatzwürfeln used</text:p>
          </table:table-cell>
          <table:table-cell table:number-columns-repeated="3"/>
          <table:table-cell table:formula="of:=[.G20]+1" office:value-type="float" office:value="14" calcext:value-type="float">
            <text:p>1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20]+1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[.G21]+1" office:value-type="float" office:value="15" calcext:value-type="float">
            <text:p>1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21]+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2]+1" office:value-type="float" office:value="1" calcext:value-type="float">
            <text:p>1</text:p>
          </table:table-cell>
          <table:table-cell table:number-columns-repeated="2"/>
          <table:table-cell table:formula="of:=[.G22]+1" office:value-type="float" office:value="16" calcext:value-type="float">
            <text:p>1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22]+1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3]+1" office:value-type="float" office:value="2" calcext:value-type="float">
            <text:p>2</text:p>
          </table:table-cell>
          <table:table-cell table:number-columns-repeated="2"/>
          <table:table-cell table:formula="of:=[.G23]+1" office:value-type="float" office:value="17" calcext:value-type="float">
            <text:p>1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laues Fel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4]+1" office:value-type="float" office:value="3" calcext:value-type="float">
            <text:p>3</text:p>
          </table:table-cell>
          <table:table-cell table:number-columns-repeated="2"/>
          <table:table-cell table:formula="of:=[.G24]+1" office:value-type="float" office:value="18" calcext:value-type="float">
            <text:p>18</text:p>
          </table:table-cell>
          <table:table-cell office:value-type="string" calcext:value-type="string">
            <text:p>0-1</text:p>
          </table:table-cell>
          <table:table-cell table:formula="of:=[.I24]" office:value-type="string" office:string-value="Blaues Feld" calcext:value-type="string">
            <text:p>Blaues Feld</text:p>
          </table:table-cell>
          <table:table-cell table:style-name="ce1" table:formula="of:=[.J24]+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5]+1" office:value-type="float" office:value="4" calcext:value-type="float">
            <text:p>4</text:p>
          </table:table-cell>
          <table:table-cell table:number-columns-repeated="2"/>
          <table:table-cell table:formula="of:=[.G25]+1" office:value-type="float" office:value="19" calcext:value-type="float">
            <text:p>19</text:p>
          </table:table-cell>
          <table:table-cell office:value-type="string" calcext:value-type="string">
            <text:p>0-1</text:p>
          </table:table-cell>
          <table:table-cell table:formula="of:=[.I25]" office:value-type="string" office:string-value="Blaues Feld" calcext:value-type="string">
            <text:p>Blaues Feld</text:p>
          </table:table-cell>
          <table:table-cell table:style-name="ce1" table:formula="of:=[.J25]+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6]+1" office:value-type="float" office:value="5" calcext:value-type="float">
            <text:p>5</text:p>
          </table:table-cell>
          <table:table-cell table:number-columns-repeated="2"/>
          <table:table-cell table:formula="of:=[.G26]+1" office:value-type="float" office:value="20" calcext:value-type="float">
            <text:p>20</text:p>
          </table:table-cell>
          <table:table-cell office:value-type="string" calcext:value-type="string">
            <text:p>0-1</text:p>
          </table:table-cell>
          <table:table-cell table:formula="of:=[.I26]" office:value-type="string" office:string-value="Blaues Feld" calcext:value-type="string">
            <text:p>Blaues Feld</text:p>
          </table:table-cell>
          <table:table-cell table:style-name="ce1" table:formula="of:=[.J26]+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7]+1" office:value-type="float" office:value="6" calcext:value-type="float">
            <text:p>6</text:p>
          </table:table-cell>
          <table:table-cell table:number-columns-repeated="2"/>
          <table:table-cell table:formula="of:=[.G27]+1" office:value-type="float" office:value="21" calcext:value-type="float">
            <text:p>21</text:p>
          </table:table-cell>
          <table:table-cell office:value-type="string" calcext:value-type="string">
            <text:p>0-1</text:p>
          </table:table-cell>
          <table:table-cell table:formula="of:=[.I27]" office:value-type="string" office:string-value="Blaues Feld" calcext:value-type="string">
            <text:p>Blaues Feld</text:p>
          </table:table-cell>
          <table:table-cell table:style-name="ce1" table:formula="of:=[.J27]+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8]+1" office:value-type="float" office:value="7" calcext:value-type="float">
            <text:p>7</text:p>
          </table:table-cell>
          <table:table-cell table:number-columns-repeated="2"/>
          <table:table-cell table:formula="of:=[.G28]+1" office:value-type="float" office:value="22" calcext:value-type="float">
            <text:p>22</text:p>
          </table:table-cell>
          <table:table-cell office:value-type="string" calcext:value-type="string">
            <text:p>0-1</text:p>
          </table:table-cell>
          <table:table-cell table:formula="of:=[.I28]" office:value-type="string" office:string-value="Blaues Feld" calcext:value-type="string">
            <text:p>Blaues Feld</text:p>
          </table:table-cell>
          <table:table-cell table:style-name="ce1" table:formula="of:=[.J28]+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9]+1" office:value-type="float" office:value="8" calcext:value-type="float">
            <text:p>8</text:p>
          </table:table-cell>
          <table:table-cell table:number-columns-repeated="2"/>
          <table:table-cell table:formula="of:=[.G29]+1" office:value-type="float" office:value="23" calcext:value-type="float">
            <text:p>23</text:p>
          </table:table-cell>
          <table:table-cell office:value-type="string" calcext:value-type="string">
            <text:p>0-1</text:p>
          </table:table-cell>
          <table:table-cell table:formula="of:=[.I29]" office:value-type="string" office:string-value="Blaues Feld" calcext:value-type="string">
            <text:p>Blaues Feld</text:p>
          </table:table-cell>
          <table:table-cell table:style-name="ce1" table:formula="of:=[.J29]+1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30]+1" office:value-type="float" office:value="9" calcext:value-type="float">
            <text:p>9</text:p>
          </table:table-cell>
          <table:table-cell table:number-columns-repeated="2"/>
          <table:table-cell table:formula="of:=[.G30]+1" office:value-type="float" office:value="24" calcext:value-type="float">
            <text:p>24</text:p>
          </table:table-cell>
          <table:table-cell office:value-type="string" calcext:value-type="string">
            <text:p>0-1</text:p>
          </table:table-cell>
          <table:table-cell table:formula="of:=[.I30]" office:value-type="string" office:string-value="Blaues Feld" calcext:value-type="string">
            <text:p>Blaues Feld</text:p>
          </table:table-cell>
          <table:table-cell table:style-name="ce1" table:formula="of:=[.J30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31]+1" office:value-type="float" office:value="10" calcext:value-type="float">
            <text:p>10</text:p>
          </table:table-cell>
          <table:table-cell table:number-columns-repeated="2"/>
          <table:table-cell table:formula="of:=[.G31]+1" office:value-type="float" office:value="25" calcext:value-type="float">
            <text:p>25</text:p>
          </table:table-cell>
          <table:table-cell office:value-type="string" calcext:value-type="string">
            <text:p>0-1</text:p>
          </table:table-cell>
          <table:table-cell table:formula="of:=[.I31]" office:value-type="string" office:string-value="Blaues Feld" calcext:value-type="string">
            <text:p>Blaues Feld</text:p>
          </table:table-cell>
          <table:table-cell table:style-name="ce1" table:formula="of:=[.J31]+1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32]+1" office:value-type="float" office:value="11" calcext:value-type="float">
            <text:p>11</text:p>
          </table:table-cell>
          <table:table-cell table:number-columns-repeated="2"/>
          <table:table-cell table:formula="of:=[.G32]+1" office:value-type="float" office:value="26" calcext:value-type="float">
            <text:p>26</text:p>
          </table:table-cell>
          <table:table-cell office:value-type="string" calcext:value-type="string">
            <text:p>0-1</text:p>
          </table:table-cell>
          <table:table-cell table:formula="of:=[.I32]" office:value-type="string" office:string-value="Blaues Feld" calcext:value-type="string">
            <text:p>Blaues Feld</text:p>
          </table:table-cell>
          <table:table-cell table:style-name="ce1" table:formula="of:=[.J32]+1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laues Fel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[.G33]+1" office:value-type="float" office:value="27" calcext:value-type="float">
            <text:p>27</text:p>
          </table:table-cell>
          <table:table-cell office:value-type="string" calcext:value-type="string">
            <text:p>0-1</text:p>
          </table:table-cell>
          <table:table-cell table:formula="of:=[.I33]" office:value-type="string" office:string-value="Blaues Feld" calcext:value-type="string">
            <text:p>Blaues Feld</text:p>
          </table:table-cell>
          <table:table-cell table:style-name="ce1" table:formula="of:=[.J33]+1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0-1</text:p>
          </table:table-cell>
          <table:table-cell table:formula="of:=[.C34]" office:value-type="string" office:string-value="Blaues Feld" calcext:value-type="string">
            <text:p>Blaues Feld</text:p>
          </table:table-cell>
          <table:table-cell table:style-name="ce1" table:formula="of:=[.D34]+1" office:value-type="float" office:value="1" calcext:value-type="float">
            <text:p>1</text:p>
          </table:table-cell>
          <table:table-cell table:number-columns-repeated="2"/>
          <table:table-cell table:formula="of:=[.G34]+1" office:value-type="float" office:value="28" calcext:value-type="float">
            <text:p>28</text:p>
          </table:table-cell>
          <table:table-cell office:value-type="string" calcext:value-type="string">
            <text:p>0-11</text:p>
          </table:table-cell>
          <table:table-cell office:value-type="string" calcext:value-type="string">
            <text:p>Grün</text:p>
          </table:table-cell>
          <table:table-cell table:style-name="ce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0-1</text:p>
          </table:table-cell>
          <table:table-cell table:formula="of:=[.C35]" office:value-type="string" office:string-value="Blaues Feld" calcext:value-type="string">
            <text:p>Blaues Feld</text:p>
          </table:table-cell>
          <table:table-cell table:style-name="ce1" table:formula="of:=[.D35]+1" office:value-type="float" office:value="2" calcext:value-type="float">
            <text:p>2</text:p>
          </table:table-cell>
          <table:table-cell table:number-columns-repeated="2"/>
          <table:table-cell table:formula="of:=[.G35]+1" office:value-type="float" office:value="29" calcext:value-type="float">
            <text:p>29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Oranges Fel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0-1</text:p>
          </table:table-cell>
          <table:table-cell table:formula="of:=[.C36]" office:value-type="string" office:string-value="Blaues Feld" calcext:value-type="string">
            <text:p>Blaues Feld</text:p>
          </table:table-cell>
          <table:table-cell table:style-name="ce1" table:formula="of:=[.D36]+1" office:value-type="float" office:value="3" calcext:value-type="float">
            <text:p>3</text:p>
          </table:table-cell>
          <table:table-cell table:number-columns-repeated="2"/>
          <table:table-cell table:formula="of:=[.G36]+1" office:value-type="float" office:value="30" calcext:value-type="float">
            <text:p>30</text:p>
          </table:table-cell>
          <table:table-cell office:value-type="string" calcext:value-type="string">
            <text:p>0-6</text:p>
          </table:table-cell>
          <table:table-cell table:formula="of:=[.I36]" office:value-type="string" office:string-value="Oranges Feld" calcext:value-type="string">
            <text:p>Oranges Feld</text:p>
          </table:table-cell>
          <table:table-cell table:formula="of:=[.J36]+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0-1</text:p>
          </table:table-cell>
          <table:table-cell table:formula="of:=[.C37]" office:value-type="string" office:string-value="Blaues Feld" calcext:value-type="string">
            <text:p>Blaues Feld</text:p>
          </table:table-cell>
          <table:table-cell table:style-name="ce1" table:formula="of:=[.D37]+1" office:value-type="float" office:value="4" calcext:value-type="float">
            <text:p>4</text:p>
          </table:table-cell>
          <table:table-cell table:number-columns-repeated="2"/>
          <table:table-cell table:formula="of:=[.G37]+1" office:value-type="float" office:value="31" calcext:value-type="float">
            <text:p>31</text:p>
          </table:table-cell>
          <table:table-cell office:value-type="string" calcext:value-type="string">
            <text:p>0-6</text:p>
          </table:table-cell>
          <table:table-cell table:formula="of:=[.I37]" office:value-type="string" office:string-value="Oranges Feld" calcext:value-type="string">
            <text:p>Oranges Feld</text:p>
          </table:table-cell>
          <table:table-cell table:formula="of:=[.J37]+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0-1</text:p>
          </table:table-cell>
          <table:table-cell table:formula="of:=[.C38]" office:value-type="string" office:string-value="Blaues Feld" calcext:value-type="string">
            <text:p>Blaues Feld</text:p>
          </table:table-cell>
          <table:table-cell table:style-name="ce1" table:formula="of:=[.D38]+1" office:value-type="float" office:value="5" calcext:value-type="float">
            <text:p>5</text:p>
          </table:table-cell>
          <table:table-cell table:number-columns-repeated="2"/>
          <table:table-cell table:formula="of:=[.G38]+1" office:value-type="float" office:value="32" calcext:value-type="float">
            <text:p>32</text:p>
          </table:table-cell>
          <table:table-cell office:value-type="string" calcext:value-type="string">
            <text:p>0-12</text:p>
          </table:table-cell>
          <table:table-cell table:formula="of:=[.I38]" office:value-type="string" office:string-value="Oranges Feld" calcext:value-type="string">
            <text:p>Oranges Feld</text:p>
          </table:table-cell>
          <table:table-cell table:formula="of:=[.J38]+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0-1</text:p>
          </table:table-cell>
          <table:table-cell table:formula="of:=[.C39]" office:value-type="string" office:string-value="Blaues Feld" calcext:value-type="string">
            <text:p>Blaues Feld</text:p>
          </table:table-cell>
          <table:table-cell table:style-name="ce1" table:formula="of:=[.D39]+1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39]+1" office:value-type="float" office:value="33" calcext:value-type="float">
            <text:p>33</text:p>
          </table:table-cell>
          <table:table-cell office:value-type="string" calcext:value-type="string">
            <text:p>0-6</text:p>
          </table:table-cell>
          <table:table-cell table:formula="of:=[.I39]" office:value-type="string" office:string-value="Oranges Feld" calcext:value-type="string">
            <text:p>Oranges Feld</text:p>
          </table:table-cell>
          <table:table-cell table:formula="of:=[.J39]+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0-1</text:p>
          </table:table-cell>
          <table:table-cell table:formula="of:=[.C40]" office:value-type="string" office:string-value="Blaues Feld" calcext:value-type="string">
            <text:p>Blaues Feld</text:p>
          </table:table-cell>
          <table:table-cell table:style-name="ce1" table:formula="of:=[.D40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40]+1" office:value-type="float" office:value="34" calcext:value-type="float">
            <text:p>34</text:p>
          </table:table-cell>
          <table:table-cell office:value-type="string" calcext:value-type="string">
            <text:p>0-6</text:p>
          </table:table-cell>
          <table:table-cell table:formula="of:=[.I40]" office:value-type="string" office:string-value="Oranges Feld" calcext:value-type="string">
            <text:p>Oranges Feld</text:p>
          </table:table-cell>
          <table:table-cell table:formula="of:=[.J40]+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0-1</text:p>
          </table:table-cell>
          <table:table-cell table:formula="of:=[.C41]" office:value-type="string" office:string-value="Blaues Feld" calcext:value-type="string">
            <text:p>Blaues Feld</text:p>
          </table:table-cell>
          <table:table-cell table:style-name="ce1" table:formula="of:=[.D41]+1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41]+1" office:value-type="float" office:value="35" calcext:value-type="float">
            <text:p>35</text:p>
          </table:table-cell>
          <table:table-cell office:value-type="string" calcext:value-type="string">
            <text:p>0-12</text:p>
          </table:table-cell>
          <table:table-cell table:formula="of:=[.I41]" office:value-type="string" office:string-value="Oranges Feld" calcext:value-type="string">
            <text:p>Oranges Feld</text:p>
          </table:table-cell>
          <table:table-cell table:formula="of:=[.J41]+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0-1</text:p>
          </table:table-cell>
          <table:table-cell table:formula="of:=[.C42]" office:value-type="string" office:string-value="Blaues Feld" calcext:value-type="string">
            <text:p>Blaues Feld</text:p>
          </table:table-cell>
          <table:table-cell table:style-name="ce1" table:formula="of:=[.D42]+1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2]+1" office:value-type="float" office:value="36" calcext:value-type="float">
            <text:p>36</text:p>
          </table:table-cell>
          <table:table-cell office:value-type="string" calcext:value-type="string">
            <text:p>0-6</text:p>
          </table:table-cell>
          <table:table-cell table:formula="of:=[.I42]" office:value-type="string" office:string-value="Oranges Feld" calcext:value-type="string">
            <text:p>Oranges Feld</text:p>
          </table:table-cell>
          <table:table-cell table:formula="of:=[.J42]+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0-1</text:p>
          </table:table-cell>
          <table:table-cell table:formula="of:=[.C43]" office:value-type="string" office:string-value="Blaues Feld" calcext:value-type="string">
            <text:p>Blaues Feld</text:p>
          </table:table-cell>
          <table:table-cell table:style-name="ce1" table:formula="of:=[.D43]+1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43]+1" office:value-type="float" office:value="37" calcext:value-type="float">
            <text:p>37</text:p>
          </table:table-cell>
          <table:table-cell office:value-type="string" calcext:value-type="string">
            <text:p>0-12</text:p>
          </table:table-cell>
          <table:table-cell table:formula="of:=[.I43]" office:value-type="string" office:string-value="Oranges Feld" calcext:value-type="string">
            <text:p>Oranges Feld</text:p>
          </table:table-cell>
          <table:table-cell table:formula="of:=[.J43]+1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0-11</text:p>
          </table:table-cell>
          <table:table-cell office:value-type="string" calcext:value-type="string">
            <text:p>Grün</text:p>
          </table:table-cell>
          <table:table-cell table:style-name="ce1"/>
          <table:table-cell/>
          <table:table-cell office:value-type="float" office:value="2" calcext:value-type="float">
            <text:p>2</text:p>
          </table:table-cell>
          <table:table-cell table:formula="of:=[.G44]+1" office:value-type="float" office:value="38" calcext:value-type="float">
            <text:p>38</text:p>
          </table:table-cell>
          <table:table-cell office:value-type="string" calcext:value-type="string">
            <text:p>0-6</text:p>
          </table:table-cell>
          <table:table-cell table:formula="of:=[.I44]" office:value-type="string" office:string-value="Oranges Feld" calcext:value-type="string">
            <text:p>Oranges Feld</text:p>
          </table:table-cell>
          <table:table-cell table:formula="of:=[.J44]+1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Oranges Fel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]+1" office:value-type="float" office:value="39" calcext:value-type="float">
            <text:p>39</text:p>
          </table:table-cell>
          <table:table-cell office:value-type="string" calcext:value-type="string">
            <text:p>0-18</text:p>
          </table:table-cell>
          <table:table-cell table:formula="of:=[.I45]" office:value-type="string" office:string-value="Oranges Feld" calcext:value-type="string">
            <text:p>Oranges Feld</text:p>
          </table:table-cell>
          <table:table-cell table:formula="of:=[.J45]+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0-6</text:p>
          </table:table-cell>
          <table:table-cell table:formula="of:=[.C46]" office:value-type="string" office:string-value="Oranges Feld" calcext:value-type="string">
            <text:p>Oranges Feld</text:p>
          </table:table-cell>
          <table:table-cell table:formula="of:=[.D46]+1" office:value-type="float" office:value="1" calcext:value-type="float">
            <text:p>1</text:p>
          </table:table-cell>
          <table:table-cell table:number-columns-repeated="2"/>
          <table:table-cell table:formula="of:=[.G46]+1" office:value-type="float" office:value="40" calcext:value-type="float">
            <text:p>40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0-6</text:p>
          </table:table-cell>
          <table:table-cell table:formula="of:=[.C47]" office:value-type="string" office:string-value="Oranges Feld" calcext:value-type="string">
            <text:p>Oranges Feld</text:p>
          </table:table-cell>
          <table:table-cell table:formula="of:=[.D47]+1" office:value-type="float" office:value="2" calcext:value-type="float">
            <text:p>2</text:p>
          </table:table-cell>
          <table:table-cell table:number-columns-repeated="2"/>
          <table:table-cell table:formula="of:=[.G47]+1" office:value-type="float" office:value="41" calcext:value-type="float">
            <text:p>41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0-12</text:p>
          </table:table-cell>
          <table:table-cell table:formula="of:=[.C48]" office:value-type="string" office:string-value="Oranges Feld" calcext:value-type="string">
            <text:p>Oranges Feld</text:p>
          </table:table-cell>
          <table:table-cell table:formula="of:=[.D48]+1" office:value-type="float" office:value="3" calcext:value-type="float">
            <text:p>3</text:p>
          </table:table-cell>
          <table:table-cell table:number-columns-repeated="2"/>
          <table:table-cell table:formula="of:=[.G48]+1" office:value-type="float" office:value="42" calcext:value-type="float">
            <text:p>42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0-6</text:p>
          </table:table-cell>
          <table:table-cell table:formula="of:=[.C49]" office:value-type="string" office:string-value="Oranges Feld" calcext:value-type="string">
            <text:p>Oranges Feld</text:p>
          </table:table-cell>
          <table:table-cell table:formula="of:=[.D49]+1" office:value-type="float" office:value="4" calcext:value-type="float">
            <text:p>4</text:p>
          </table:table-cell>
          <table:table-cell table:number-columns-repeated="2"/>
          <table:table-cell table:formula="of:=[.G49]+1" office:value-type="float" office:value="43" calcext:value-type="float">
            <text:p>43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0-6</text:p>
          </table:table-cell>
          <table:table-cell table:formula="of:=[.C50]" office:value-type="string" office:string-value="Oranges Feld" calcext:value-type="string">
            <text:p>Oranges Feld</text:p>
          </table:table-cell>
          <table:table-cell table:formula="of:=[.D50]+1" office:value-type="float" office:value="5" calcext:value-type="float">
            <text:p>5</text:p>
          </table:table-cell>
          <table:table-cell table:number-columns-repeated="2"/>
          <table:table-cell table:formula="of:=[.G50]+1" office:value-type="float" office:value="44" calcext:value-type="float">
            <text:p>44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0-12</text:p>
          </table:table-cell>
          <table:table-cell table:formula="of:=[.C51]" office:value-type="string" office:string-value="Oranges Feld" calcext:value-type="string">
            <text:p>Oranges Feld</text:p>
          </table:table-cell>
          <table:table-cell table:formula="of:=[.D51]+1" office:value-type="float" office:value="6" calcext:value-type="float">
            <text:p>6</text:p>
          </table:table-cell>
          <table:table-cell table:number-columns-repeated="2"/>
          <table:table-cell table:formula="of:=[.G51]+1" office:value-type="float" office:value="45" calcext:value-type="float">
            <text:p>45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0-6</text:p>
          </table:table-cell>
          <table:table-cell table:formula="of:=[.C52]" office:value-type="string" office:string-value="Oranges Feld" calcext:value-type="string">
            <text:p>Oranges Feld</text:p>
          </table:table-cell>
          <table:table-cell table:formula="of:=[.D52]+1" office:value-type="float" office:value="7" calcext:value-type="float">
            <text:p>7</text:p>
          </table:table-cell>
          <table:table-cell table:number-columns-repeated="2"/>
          <table:table-cell table:formula="of:=[.G52]+1" office:value-type="float" office:value="46" calcext:value-type="float">
            <text:p>46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0-12</text:p>
          </table:table-cell>
          <table:table-cell table:formula="of:=[.C53]" office:value-type="string" office:string-value="Oranges Feld" calcext:value-type="string">
            <text:p>Oranges Feld</text:p>
          </table:table-cell>
          <table:table-cell table:formula="of:=[.D53]+1" office:value-type="float" office:value="8" calcext:value-type="float">
            <text:p>8</text:p>
          </table:table-cell>
          <table:table-cell table:number-columns-repeated="2"/>
          <table:table-cell table:formula="of:=[.G53]+1" office:value-type="float" office:value="47" calcext:value-type="float">
            <text:p>47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0-6</text:p>
          </table:table-cell>
          <table:table-cell table:formula="of:=[.C54]" office:value-type="string" office:string-value="Oranges Feld" calcext:value-type="string">
            <text:p>Oranges Feld</text:p>
          </table:table-cell>
          <table:table-cell table:formula="of:=[.D54]+1" office:value-type="float" office:value="9" calcext:value-type="float">
            <text:p>9</text:p>
          </table:table-cell>
          <table:table-cell table:number-columns-repeated="2"/>
          <table:table-cell table:formula="of:=[.G54]+1" office:value-type="float" office:value="48" calcext:value-type="float">
            <text:p>48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0-18</text:p>
          </table:table-cell>
          <table:table-cell table:formula="of:=[.C55]" office:value-type="string" office:string-value="Oranges Feld" calcext:value-type="string">
            <text:p>Oranges Feld</text:p>
          </table:table-cell>
          <table:table-cell table:formula="of:=[.D55]+1" office:value-type="float" office:value="10" calcext:value-type="float">
            <text:p>10</text:p>
          </table:table-cell>
          <table:table-cell table:number-columns-repeated="2"/>
          <table:table-cell table:formula="of:=[.G55]+1" office:value-type="float" office:value="49" calcext:value-type="float">
            <text:p>49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]+1" office:value-type="float" office:value="50" calcext:value-type="float">
            <text:p>50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57]+1" office:value-type="float" office:value="51" calcext:value-type="float">
            <text:p>5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Nachwürfeln Clickable</text:p>
          </table:table-cell>
          <table:table-cell table:number-columns-repeated="3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G58]+1" office:value-type="float" office:value="52" calcext:value-type="float">
            <text:p>5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Zusatzwürfel Clickable</text:p>
          </table:table-cell>
          <table:table-cell table:number-columns-repeated="3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G59]+1" office:value-type="float" office:value="53" calcext:value-type="float">
            <text:p>53</text:p>
          </table:table-cell>
          <table:table-cell office:value-type="string" calcext:value-type="string">
            <text:p>0-1 </text:p>
          </table:table-cell>
          <table:table-cell office:value-type="string" calcext:value-type="string">
            <text:p>Wuerfeln Clickable</text:p>
          </table:table-cell>
          <table:table-cell table:number-columns-repeated="3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G60]+1" office:value-type="float" office:value="54" calcext:value-type="float">
            <text:p>5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Farbiger Enscheider Aktiv</text:p>
          </table:table-cell>
          <table:table-cell table:number-columns-repeated="3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G61]+1" office:value-type="float" office:value="55" calcext:value-type="float">
            <text:p>5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eißer Entscheider Aktiv</text:p>
          </table:table-cell>
          <table:table-cell table:number-columns-repeated="3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G62]+1" office:value-type="float" office:value="56" calcext:value-type="float">
            <text:p>56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Farbier Würfel</text:p>
          </table:table-cell>
          <table:table-cell table:number-columns-repeated="3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G63]+1" office:value-type="float" office:value="57" calcext:value-type="float">
            <text:p>5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G64]+1" office:value-type="float" office:value="58" calcext:value-type="float">
            <text:p>5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64]+1" office:value-type="float" office:value="1" calcext:value-type="float">
            <text:p>1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G65]+1" office:value-type="float" office:value="59" calcext:value-type="float">
            <text:p>5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65]+1" office:value-type="float" office:value="2" calcext:value-type="float">
            <text:p>2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G66]+1" office:value-type="float" office:value="60" calcext:value-type="float">
            <text:p>6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66]+1" office:value-type="float" office:value="3" calcext:value-type="float">
            <text:p>3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Nachwürfeln Clickable</text:p>
          </table:table-cell>
          <table:table-cell table:number-columns-repeated="3"/>
          <table:table-cell table:formula="of:=[.G67]+1" office:value-type="float" office:value="61" calcext:value-type="float">
            <text:p>6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67]+1" office:value-type="float" office:value="4" calcext:value-type="float">
            <text:p>4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Zusatzwürfel Clickable</text:p>
          </table:table-cell>
          <table:table-cell table:number-columns-repeated="3"/>
          <table:table-cell table:formula="of:=[.G68]+1" office:value-type="float" office:value="62" calcext:value-type="float">
            <text:p>6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68]+1" office:value-type="float" office:value="5" calcext:value-type="float">
            <text:p>5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0-1 </text:p>
          </table:table-cell>
          <table:table-cell office:value-type="string" calcext:value-type="string">
            <text:p>Wuerfeln Clickable</text:p>
          </table:table-cell>
          <table:table-cell table:number-columns-repeated="3"/>
          <table:table-cell table:formula="of:=[.G69]+1" office:value-type="float" office:value="63" calcext:value-type="float">
            <text:p>6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69]+1" office:value-type="float" office:value="6" calcext:value-type="float">
            <text:p>6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Farbiger Enscheider Aktiv</text:p>
          </table:table-cell>
          <table:table-cell table:number-columns-repeated="3"/>
          <table:table-cell table:formula="of:=[.G70]+1" office:value-type="float" office:value="64" calcext:value-type="float">
            <text:p>6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70]+1" office:value-type="float" office:value="7" calcext:value-type="float">
            <text:p>7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eißer Entscheider Aktiv</text:p>
          </table:table-cell>
          <table:table-cell table:number-columns-repeated="3"/>
          <table:table-cell table:formula="of:=[.G71]+1" office:value-type="float" office:value="65" calcext:value-type="float">
            <text:p>6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71]+1" office:value-type="float" office:value="8" calcext:value-type="float">
            <text:p>8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Farbier Würfel</text:p>
          </table:table-cell>
          <table:table-cell table:number-columns-repeated="3"/>
          <table:table-cell table:formula="of:=[.G72]+1" office:value-type="float" office:value="66" calcext:value-type="float">
            <text:p>6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72]+1" office:value-type="float" office:value="9" calcext:value-type="float">
            <text:p>9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Clickable</text:p>
          </table:table-cell>
          <table:table-cell/>
          <table:table-cell table:formula="of:=[.G73]+1" office:value-type="float" office:value="67" calcext:value-type="float">
            <text:p>6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73]+1" office:value-type="float" office:value="10" calcext:value-type="float">
            <text:p>10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74]+1" office:value-type="float" office:value="1" calcext:value-type="float">
            <text:p>1</text:p>
          </table:table-cell>
          <table:table-cell office:value-type="string" calcext:value-type="string">
            <text:p>Clickable</text:p>
          </table:table-cell>
          <table:table-cell/>
          <table:table-cell table:formula="of:=[.G74]+1" office:value-type="float" office:value="68" calcext:value-type="float">
            <text:p>6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74]+1" office:value-type="float" office:value="11" calcext:value-type="float">
            <text:p>11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75]+1" office:value-type="float" office:value="2" calcext:value-type="float">
            <text:p>2</text:p>
          </table:table-cell>
          <table:table-cell office:value-type="string" calcext:value-type="string">
            <text:p>Clickable</text:p>
          </table:table-cell>
          <table:table-cell/>
          <table:table-cell table:formula="of:=[.G75]+1" office:value-type="float" office:value="69" calcext:value-type="float">
            <text:p>6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laues Feld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76]+1" office:value-type="float" office:value="3" calcext:value-type="float">
            <text:p>3</text:p>
          </table:table-cell>
          <table:table-cell office:value-type="string" calcext:value-type="string">
            <text:p>Clickable</text:p>
          </table:table-cell>
          <table:table-cell/>
          <table:table-cell table:formula="of:=[.G76]+1" office:value-type="float" office:value="70" calcext:value-type="float">
            <text:p>70</text:p>
          </table:table-cell>
          <table:table-cell office:value-type="string" calcext:value-type="string">
            <text:p>0-1</text:p>
          </table:table-cell>
          <table:table-cell table:formula="of:=[.I76]" office:value-type="string" office:string-value="Blaues Feld" calcext:value-type="string">
            <text:p>Blaues Feld</text:p>
          </table:table-cell>
          <table:table-cell table:style-name="ce1" table:formula="of:=[.J76]+1" office:value-type="float" office:value="1" calcext:value-type="float">
            <text:p>1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77]+1" office:value-type="float" office:value="4" calcext:value-type="float">
            <text:p>4</text:p>
          </table:table-cell>
          <table:table-cell office:value-type="string" calcext:value-type="string">
            <text:p>Clickable</text:p>
          </table:table-cell>
          <table:table-cell/>
          <table:table-cell table:formula="of:=[.G77]+1" office:value-type="float" office:value="71" calcext:value-type="float">
            <text:p>71</text:p>
          </table:table-cell>
          <table:table-cell office:value-type="string" calcext:value-type="string">
            <text:p>0-1</text:p>
          </table:table-cell>
          <table:table-cell table:formula="of:=[.I77]" office:value-type="string" office:string-value="Blaues Feld" calcext:value-type="string">
            <text:p>Blaues Feld</text:p>
          </table:table-cell>
          <table:table-cell table:style-name="ce1" table:formula="of:=[.J77]+1" office:value-type="float" office:value="2" calcext:value-type="float">
            <text:p>2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78]+1" office:value-type="float" office:value="5" calcext:value-type="float">
            <text:p>5</text:p>
          </table:table-cell>
          <table:table-cell office:value-type="string" calcext:value-type="string">
            <text:p>Clickable</text:p>
          </table:table-cell>
          <table:table-cell/>
          <table:table-cell table:formula="of:=[.G78]+1" office:value-type="float" office:value="72" calcext:value-type="float">
            <text:p>72</text:p>
          </table:table-cell>
          <table:table-cell office:value-type="string" calcext:value-type="string">
            <text:p>0-1</text:p>
          </table:table-cell>
          <table:table-cell table:formula="of:=[.I78]" office:value-type="string" office:string-value="Blaues Feld" calcext:value-type="string">
            <text:p>Blaues Feld</text:p>
          </table:table-cell>
          <table:table-cell table:style-name="ce1" table:formula="of:=[.J78]+1" office:value-type="float" office:value="3" calcext:value-type="float">
            <text:p>3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79]+1" office:value-type="float" office:value="6" calcext:value-type="float">
            <text:p>6</text:p>
          </table:table-cell>
          <table:table-cell office:value-type="string" calcext:value-type="string">
            <text:p>Clickable</text:p>
          </table:table-cell>
          <table:table-cell/>
          <table:table-cell table:formula="of:=[.G79]+1" office:value-type="float" office:value="73" calcext:value-type="float">
            <text:p>73</text:p>
          </table:table-cell>
          <table:table-cell office:value-type="string" calcext:value-type="string">
            <text:p>0-1</text:p>
          </table:table-cell>
          <table:table-cell table:formula="of:=[.I79]" office:value-type="string" office:string-value="Blaues Feld" calcext:value-type="string">
            <text:p>Blaues Feld</text:p>
          </table:table-cell>
          <table:table-cell table:style-name="ce1" table:formula="of:=[.J79]+1" office:value-type="float" office:value="4" calcext:value-type="float">
            <text:p>4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80]+1" office:value-type="float" office:value="7" calcext:value-type="float">
            <text:p>7</text:p>
          </table:table-cell>
          <table:table-cell office:value-type="string" calcext:value-type="string">
            <text:p>Clickable</text:p>
          </table:table-cell>
          <table:table-cell/>
          <table:table-cell table:formula="of:=[.G80]+1" office:value-type="float" office:value="74" calcext:value-type="float">
            <text:p>74</text:p>
          </table:table-cell>
          <table:table-cell office:value-type="string" calcext:value-type="string">
            <text:p>0-1</text:p>
          </table:table-cell>
          <table:table-cell table:formula="of:=[.I80]" office:value-type="string" office:string-value="Blaues Feld" calcext:value-type="string">
            <text:p>Blaues Feld</text:p>
          </table:table-cell>
          <table:table-cell table:style-name="ce1" table:formula="of:=[.J80]+1" office:value-type="float" office:value="5" calcext:value-type="float">
            <text:p>5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81]+1" office:value-type="float" office:value="8" calcext:value-type="float">
            <text:p>8</text:p>
          </table:table-cell>
          <table:table-cell office:value-type="string" calcext:value-type="string">
            <text:p>Clickable</text:p>
          </table:table-cell>
          <table:table-cell/>
          <table:table-cell table:formula="of:=[.G81]+1" office:value-type="float" office:value="75" calcext:value-type="float">
            <text:p>75</text:p>
          </table:table-cell>
          <table:table-cell office:value-type="string" calcext:value-type="string">
            <text:p>0-1</text:p>
          </table:table-cell>
          <table:table-cell table:formula="of:=[.I81]" office:value-type="string" office:string-value="Blaues Feld" calcext:value-type="string">
            <text:p>Blaues Feld</text:p>
          </table:table-cell>
          <table:table-cell table:style-name="ce1" table:formula="of:=[.J81]+1" office:value-type="float" office:value="6" calcext:value-type="float">
            <text:p>6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82]+1" office:value-type="float" office:value="9" calcext:value-type="float">
            <text:p>9</text:p>
          </table:table-cell>
          <table:table-cell office:value-type="string" calcext:value-type="string">
            <text:p>Clickable</text:p>
          </table:table-cell>
          <table:table-cell/>
          <table:table-cell table:formula="of:=[.G82]+1" office:value-type="float" office:value="76" calcext:value-type="float">
            <text:p>76</text:p>
          </table:table-cell>
          <table:table-cell office:value-type="string" calcext:value-type="string">
            <text:p>0-1</text:p>
          </table:table-cell>
          <table:table-cell table:formula="of:=[.I82]" office:value-type="string" office:string-value="Blaues Feld" calcext:value-type="string">
            <text:p>Blaues Feld</text:p>
          </table:table-cell>
          <table:table-cell table:style-name="ce1" table:formula="of:=[.J82]+1" office:value-type="float" office:value="7" calcext:value-type="float">
            <text:p>7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83]+1" office:value-type="float" office:value="10" calcext:value-type="float">
            <text:p>10</text:p>
          </table:table-cell>
          <table:table-cell office:value-type="string" calcext:value-type="string">
            <text:p>Clickable</text:p>
          </table:table-cell>
          <table:table-cell/>
          <table:table-cell table:formula="of:=[.G83]+1" office:value-type="float" office:value="77" calcext:value-type="float">
            <text:p>77</text:p>
          </table:table-cell>
          <table:table-cell office:value-type="string" calcext:value-type="string">
            <text:p>0-1</text:p>
          </table:table-cell>
          <table:table-cell table:formula="of:=[.I83]" office:value-type="string" office:string-value="Blaues Feld" calcext:value-type="string">
            <text:p>Blaues Feld</text:p>
          </table:table-cell>
          <table:table-cell table:style-name="ce1" table:formula="of:=[.J83]+1" office:value-type="float" office:value="8" calcext:value-type="float">
            <text:p>8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84]+1" office:value-type="float" office:value="11" calcext:value-type="float">
            <text:p>11</text:p>
          </table:table-cell>
          <table:table-cell office:value-type="string" calcext:value-type="string">
            <text:p>Clickable</text:p>
          </table:table-cell>
          <table:table-cell/>
          <table:table-cell table:formula="of:=[.G84]+1" office:value-type="float" office:value="78" calcext:value-type="float">
            <text:p>78</text:p>
          </table:table-cell>
          <table:table-cell office:value-type="string" calcext:value-type="string">
            <text:p>0-1</text:p>
          </table:table-cell>
          <table:table-cell table:formula="of:=[.I84]" office:value-type="string" office:string-value="Blaues Feld" calcext:value-type="string">
            <text:p>Blaues Feld</text:p>
          </table:table-cell>
          <table:table-cell table:style-name="ce1" table:formula="of:=[.J84]+1" office:value-type="float" office:value="9" calcext:value-type="float">
            <text:p>9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laues Feld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Clickable</text:p>
          </table:table-cell>
          <table:table-cell/>
          <table:table-cell table:formula="of:=[.G85]+1" office:value-type="float" office:value="79" calcext:value-type="float">
            <text:p>79</text:p>
          </table:table-cell>
          <table:table-cell office:value-type="string" calcext:value-type="string">
            <text:p>0-1</text:p>
          </table:table-cell>
          <table:table-cell table:formula="of:=[.I85]" office:value-type="string" office:string-value="Blaues Feld" calcext:value-type="string">
            <text:p>Blaues Feld</text:p>
          </table:table-cell>
          <table:table-cell table:style-name="ce1" table:formula="of:=[.J85]+1" office:value-type="float" office:value="10" calcext:value-type="float">
            <text:p>10</text:p>
          </table:table-cell>
          <table:table-cell office:value-type="string" calcext:value-type="string">
            <text:p>Clickable</text:p>
          </table:table-cell>
          <table:table-cell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0-1</text:p>
          </table:table-cell>
          <table:table-cell table:formula="of:=[.C86]" office:value-type="string" office:string-value="Blaues Feld" calcext:value-type="string">
            <text:p>Blaues Feld</text:p>
          </table:table-cell>
          <table:table-cell table:style-name="ce1" table:formula="of:=[.D86]+1" office:value-type="float" office:value="1" calcext:value-type="float">
            <text:p>1</text:p>
          </table:table-cell>
          <table:table-cell office:value-type="string" calcext:value-type="string">
            <text:p>Clickable</text:p>
          </table:table-cell>
          <table:table-cell/>
          <table:table-cell table:formula="of:=[.G86]+1" office:value-type="float" office:value="80" calcext:value-type="float">
            <text:p>8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rün Clickable</text:p>
          </table:table-cell>
          <table:table-cell table:number-columns-repeated="3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0-1</text:p>
          </table:table-cell>
          <table:table-cell table:formula="of:=[.C87]" office:value-type="string" office:string-value="Blaues Feld" calcext:value-type="string">
            <text:p>Blaues Feld</text:p>
          </table:table-cell>
          <table:table-cell table:style-name="ce1" table:formula="of:=[.D87]+1" office:value-type="float" office:value="2" calcext:value-type="float">
            <text:p>2</text:p>
          </table:table-cell>
          <table:table-cell office:value-type="string" calcext:value-type="string">
            <text:p>Clickable</text:p>
          </table:table-cell>
          <table:table-cell/>
          <table:table-cell table:formula="of:=[.G87]+1" office:value-type="float" office:value="81" calcext:value-type="float">
            <text:p>8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Orange Cliable</text:p>
          </table:table-cell>
          <table:table-cell table:number-columns-repeated="3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0-1</text:p>
          </table:table-cell>
          <table:table-cell table:formula="of:=[.C88]" office:value-type="string" office:string-value="Blaues Feld" calcext:value-type="string">
            <text:p>Blaues Feld</text:p>
          </table:table-cell>
          <table:table-cell table:style-name="ce1" table:formula="of:=[.D88]+1" office:value-type="float" office:value="3" calcext:value-type="float">
            <text:p>3</text:p>
          </table:table-cell>
          <table:table-cell office:value-type="string" calcext:value-type="string">
            <text:p>Clickable</text:p>
          </table:table-cell>
          <table:table-cell/>
          <table:table-cell table:formula="of:=[.G88]+1" office:value-type="float" office:value="82" calcext:value-type="float">
            <text:p>8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ila Clickable</text:p>
          </table:table-cell>
          <table:table-cell table:number-columns-repeated="3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0-1</text:p>
          </table:table-cell>
          <table:table-cell table:formula="of:=[.C89]" office:value-type="string" office:string-value="Blaues Feld" calcext:value-type="string">
            <text:p>Blaues Feld</text:p>
          </table:table-cell>
          <table:table-cell table:style-name="ce1" table:formula="of:=[.D89]+1" office:value-type="float" office:value="4" calcext:value-type="float">
            <text:p>4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0-1</text:p>
          </table:table-cell>
          <table:table-cell table:formula="of:=[.C90]" office:value-type="string" office:string-value="Blaues Feld" calcext:value-type="string">
            <text:p>Blaues Feld</text:p>
          </table:table-cell>
          <table:table-cell table:style-name="ce1" table:formula="of:=[.D90]+1" office:value-type="float" office:value="5" calcext:value-type="float">
            <text:p>5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0-1</text:p>
          </table:table-cell>
          <table:table-cell table:formula="of:=[.C91]" office:value-type="string" office:string-value="Blaues Feld" calcext:value-type="string">
            <text:p>Blaues Feld</text:p>
          </table:table-cell>
          <table:table-cell table:style-name="ce1" table:formula="of:=[.D91]+1" office:value-type="float" office:value="6" calcext:value-type="float">
            <text:p>6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0-1</text:p>
          </table:table-cell>
          <table:table-cell table:formula="of:=[.C92]" office:value-type="string" office:string-value="Blaues Feld" calcext:value-type="string">
            <text:p>Blaues Feld</text:p>
          </table:table-cell>
          <table:table-cell table:style-name="ce1" table:formula="of:=[.D92]+1" office:value-type="float" office:value="7" calcext:value-type="float">
            <text:p>7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0-1</text:p>
          </table:table-cell>
          <table:table-cell table:formula="of:=[.C93]" office:value-type="string" office:string-value="Blaues Feld" calcext:value-type="string">
            <text:p>Blaues Feld</text:p>
          </table:table-cell>
          <table:table-cell table:style-name="ce1" table:formula="of:=[.D93]+1" office:value-type="float" office:value="8" calcext:value-type="float">
            <text:p>8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0-1</text:p>
          </table:table-cell>
          <table:table-cell table:formula="of:=[.C94]" office:value-type="string" office:string-value="Blaues Feld" calcext:value-type="string">
            <text:p>Blaues Feld</text:p>
          </table:table-cell>
          <table:table-cell table:style-name="ce1" table:formula="of:=[.D94]+1" office:value-type="float" office:value="9" calcext:value-type="float">
            <text:p>9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0-1</text:p>
          </table:table-cell>
          <table:table-cell table:formula="of:=[.C95]" office:value-type="string" office:string-value="Blaues Feld" calcext:value-type="string">
            <text:p>Blaues Feld</text:p>
          </table:table-cell>
          <table:table-cell table:style-name="ce1" table:formula="of:=[.D95]+1" office:value-type="float" office:value="10" calcext:value-type="float">
            <text:p>10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rün Clickable</text:p>
          </table:table-cell>
          <table:table-cell table:number-columns-repeated="9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Orange Cliable</text:p>
          </table:table-cell>
          <table:table-cell table:number-columns-repeated="9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ila Clickable</text:p>
          </table:table-cell>
          <table:table-cell table:number-columns-repeated="9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Nachwürfeln freigeschaltet</text:p>
          </table:table-cell>
          <table:table-cell table:number-columns-repeated="2"/>
          <table:table-cell office:value-type="string" calcext:value-type="string">
            <text:p>SPIELER 1</text:p>
          </table:table-cell>
          <table:table-cell table:number-columns-repeated="6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Nachwürfeln used</text:p>
          </table:table-cell>
          <table:table-cell table:number-columns-repeated="9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Zusatzwürfel freigeschaltet</text:p>
          </table:table-cell>
          <table:table-cell table:number-columns-repeated="9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Zusatzwürfeln used</text:p>
          </table:table-cell>
          <table:table-cell table:number-columns-repeated="9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04]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05]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06]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07]+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08]+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09]+1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10]+1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11]+1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12]+1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13]+1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14]+1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laues Fel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0-1</text:p>
          </table:table-cell>
          <table:table-cell table:formula="of:=[.C116]" office:value-type="string" office:string-value="Blaues Feld" calcext:value-type="string">
            <text:p>Blaues Feld</text:p>
          </table:table-cell>
          <table:table-cell table:style-name="ce1" table:formula="of:=[.D116]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0-1</text:p>
          </table:table-cell>
          <table:table-cell table:formula="of:=[.C117]" office:value-type="string" office:string-value="Blaues Feld" calcext:value-type="string">
            <text:p>Blaues Feld</text:p>
          </table:table-cell>
          <table:table-cell table:style-name="ce1" table:formula="of:=[.D117]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0-1</text:p>
          </table:table-cell>
          <table:table-cell table:formula="of:=[.C118]" office:value-type="string" office:string-value="Blaues Feld" calcext:value-type="string">
            <text:p>Blaues Feld</text:p>
          </table:table-cell>
          <table:table-cell table:style-name="ce1" table:formula="of:=[.D118]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0-1</text:p>
          </table:table-cell>
          <table:table-cell table:formula="of:=[.C119]" office:value-type="string" office:string-value="Blaues Feld" calcext:value-type="string">
            <text:p>Blaues Feld</text:p>
          </table:table-cell>
          <table:table-cell table:style-name="ce1" table:formula="of:=[.D119]+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0-1</text:p>
          </table:table-cell>
          <table:table-cell table:formula="of:=[.C120]" office:value-type="string" office:string-value="Blaues Feld" calcext:value-type="string">
            <text:p>Blaues Feld</text:p>
          </table:table-cell>
          <table:table-cell table:style-name="ce1" table:formula="of:=[.D120]+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0-1</text:p>
          </table:table-cell>
          <table:table-cell table:formula="of:=[.C121]" office:value-type="string" office:string-value="Blaues Feld" calcext:value-type="string">
            <text:p>Blaues Feld</text:p>
          </table:table-cell>
          <table:table-cell table:style-name="ce1" table:formula="of:=[.D121]+1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0-1</text:p>
          </table:table-cell>
          <table:table-cell table:formula="of:=[.C122]" office:value-type="string" office:string-value="Blaues Feld" calcext:value-type="string">
            <text:p>Blaues Feld</text:p>
          </table:table-cell>
          <table:table-cell table:style-name="ce1" table:formula="of:=[.D122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0-1</text:p>
          </table:table-cell>
          <table:table-cell table:formula="of:=[.C123]" office:value-type="string" office:string-value="Blaues Feld" calcext:value-type="string">
            <text:p>Blaues Feld</text:p>
          </table:table-cell>
          <table:table-cell table:style-name="ce1" table:formula="of:=[.D123]+1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0-1</text:p>
          </table:table-cell>
          <table:table-cell table:formula="of:=[.C124]" office:value-type="string" office:string-value="Blaues Feld" calcext:value-type="string">
            <text:p>Blaues Feld</text:p>
          </table:table-cell>
          <table:table-cell table:style-name="ce1" table:formula="of:=[.D124]+1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0-1</text:p>
          </table:table-cell>
          <table:table-cell table:formula="of:=[.C125]" office:value-type="string" office:string-value="Blaues Feld" calcext:value-type="string">
            <text:p>Blaues Feld</text:p>
          </table:table-cell>
          <table:table-cell table:style-name="ce1" table:formula="of:=[.D125]+1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0-11</text:p>
          </table:table-cell>
          <table:table-cell office:value-type="string" calcext:value-type="string">
            <text:p>Grün</text:p>
          </table:table-cell>
          <table:table-cell table:style-name="ce1"/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Oranges Feld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0-6</text:p>
          </table:table-cell>
          <table:table-cell table:formula="of:=[.C128]" office:value-type="string" office:string-value="Oranges Feld" calcext:value-type="string">
            <text:p>Oranges Feld</text:p>
          </table:table-cell>
          <table:table-cell table:formula="of:=[.D128]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0-6</text:p>
          </table:table-cell>
          <table:table-cell table:formula="of:=[.C129]" office:value-type="string" office:string-value="Oranges Feld" calcext:value-type="string">
            <text:p>Oranges Feld</text:p>
          </table:table-cell>
          <table:table-cell table:formula="of:=[.D129]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0-12</text:p>
          </table:table-cell>
          <table:table-cell table:formula="of:=[.C130]" office:value-type="string" office:string-value="Oranges Feld" calcext:value-type="string">
            <text:p>Oranges Feld</text:p>
          </table:table-cell>
          <table:table-cell table:formula="of:=[.D130]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0-6</text:p>
          </table:table-cell>
          <table:table-cell table:formula="of:=[.C131]" office:value-type="string" office:string-value="Oranges Feld" calcext:value-type="string">
            <text:p>Oranges Feld</text:p>
          </table:table-cell>
          <table:table-cell table:formula="of:=[.D131]+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0-6</text:p>
          </table:table-cell>
          <table:table-cell table:formula="of:=[.C132]" office:value-type="string" office:string-value="Oranges Feld" calcext:value-type="string">
            <text:p>Oranges Feld</text:p>
          </table:table-cell>
          <table:table-cell table:formula="of:=[.D132]+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0-12</text:p>
          </table:table-cell>
          <table:table-cell table:formula="of:=[.C133]" office:value-type="string" office:string-value="Oranges Feld" calcext:value-type="string">
            <text:p>Oranges Feld</text:p>
          </table:table-cell>
          <table:table-cell table:formula="of:=[.D133]+1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0-6</text:p>
          </table:table-cell>
          <table:table-cell table:formula="of:=[.C134]" office:value-type="string" office:string-value="Oranges Feld" calcext:value-type="string">
            <text:p>Oranges Feld</text:p>
          </table:table-cell>
          <table:table-cell table:formula="of:=[.D134]+1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0-12</text:p>
          </table:table-cell>
          <table:table-cell table:formula="of:=[.C135]" office:value-type="string" office:string-value="Oranges Feld" calcext:value-type="string">
            <text:p>Oranges Feld</text:p>
          </table:table-cell>
          <table:table-cell table:formula="of:=[.D135]+1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0-6</text:p>
          </table:table-cell>
          <table:table-cell table:formula="of:=[.C136]" office:value-type="string" office:string-value="Oranges Feld" calcext:value-type="string">
            <text:p>Oranges Feld</text:p>
          </table:table-cell>
          <table:table-cell table:formula="of:=[.D136]+1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0-18</text:p>
          </table:table-cell>
          <table:table-cell table:formula="of:=[.C137]" office:value-type="string" office:string-value="Oranges Feld" calcext:value-type="string">
            <text:p>Oranges Feld</text:p>
          </table:table-cell>
          <table:table-cell table:formula="of:=[.D137]+1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Nachwürfeln Clickable</text:p>
          </table:table-cell>
          <table:table-cell table:number-columns-repeated="9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Zusatzwürfel Clickable</text:p>
          </table:table-cell>
          <table:table-cell table:number-columns-repeated="9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0-1 </text:p>
          </table:table-cell>
          <table:table-cell office:value-type="string" calcext:value-type="string">
            <text:p>Wuerfeln Clickable</text:p>
          </table:table-cell>
          <table:table-cell table:number-columns-repeated="9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Farbiger Enscheider Aktiv</text:p>
          </table:table-cell>
          <table:table-cell table:number-columns-repeated="9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eißer Entscheider Aktiv</text:p>
          </table:table-cell>
          <table:table-cell table:number-columns-repeated="9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Farbier Würfel</text:p>
          </table:table-cell>
          <table:table-cell table:number-columns-repeated="9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56]+1" office:value-type="float" office:value="1" calcext:value-type="float">
            <text:p>1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57]+1" office:value-type="float" office:value="2" calcext:value-type="float">
            <text:p>2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58]+1" office:value-type="float" office:value="3" calcext:value-type="float">
            <text:p>3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59]+1" office:value-type="float" office:value="4" calcext:value-type="float">
            <text:p>4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60]+1" office:value-type="float" office:value="5" calcext:value-type="float">
            <text:p>5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61]+1" office:value-type="float" office:value="6" calcext:value-type="float">
            <text:p>6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62]+1" office:value-type="float" office:value="7" calcext:value-type="float">
            <text:p>7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63]+1" office:value-type="float" office:value="8" calcext:value-type="float">
            <text:p>8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64]+1" office:value-type="float" office:value="9" calcext:value-type="float">
            <text:p>9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65]+1" office:value-type="float" office:value="10" calcext:value-type="float">
            <text:p>10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66]+1" office:value-type="float" office:value="11" calcext:value-type="float">
            <text:p>11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laues Feld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0-1</text:p>
          </table:table-cell>
          <table:table-cell table:formula="of:=[.C168]" office:value-type="string" office:string-value="Blaues Feld" calcext:value-type="string">
            <text:p>Blaues Feld</text:p>
          </table:table-cell>
          <table:table-cell table:style-name="ce1" table:formula="of:=[.D168]+1" office:value-type="float" office:value="1" calcext:value-type="float">
            <text:p>1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0-1</text:p>
          </table:table-cell>
          <table:table-cell table:formula="of:=[.C169]" office:value-type="string" office:string-value="Blaues Feld" calcext:value-type="string">
            <text:p>Blaues Feld</text:p>
          </table:table-cell>
          <table:table-cell table:style-name="ce1" table:formula="of:=[.D169]+1" office:value-type="float" office:value="2" calcext:value-type="float">
            <text:p>2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string" calcext:value-type="string">
            <text:p>0-1</text:p>
          </table:table-cell>
          <table:table-cell table:formula="of:=[.C170]" office:value-type="string" office:string-value="Blaues Feld" calcext:value-type="string">
            <text:p>Blaues Feld</text:p>
          </table:table-cell>
          <table:table-cell table:style-name="ce1" table:formula="of:=[.D170]+1" office:value-type="float" office:value="3" calcext:value-type="float">
            <text:p>3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0-1</text:p>
          </table:table-cell>
          <table:table-cell table:formula="of:=[.C171]" office:value-type="string" office:string-value="Blaues Feld" calcext:value-type="string">
            <text:p>Blaues Feld</text:p>
          </table:table-cell>
          <table:table-cell table:style-name="ce1" table:formula="of:=[.D171]+1" office:value-type="float" office:value="4" calcext:value-type="float">
            <text:p>4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0-1</text:p>
          </table:table-cell>
          <table:table-cell table:formula="of:=[.C172]" office:value-type="string" office:string-value="Blaues Feld" calcext:value-type="string">
            <text:p>Blaues Feld</text:p>
          </table:table-cell>
          <table:table-cell table:style-name="ce1" table:formula="of:=[.D172]+1" office:value-type="float" office:value="5" calcext:value-type="float">
            <text:p>5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0-1</text:p>
          </table:table-cell>
          <table:table-cell table:formula="of:=[.C173]" office:value-type="string" office:string-value="Blaues Feld" calcext:value-type="string">
            <text:p>Blaues Feld</text:p>
          </table:table-cell>
          <table:table-cell table:style-name="ce1" table:formula="of:=[.D173]+1" office:value-type="float" office:value="6" calcext:value-type="float">
            <text:p>6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0-1</text:p>
          </table:table-cell>
          <table:table-cell table:formula="of:=[.C174]" office:value-type="string" office:string-value="Blaues Feld" calcext:value-type="string">
            <text:p>Blaues Feld</text:p>
          </table:table-cell>
          <table:table-cell table:style-name="ce1" table:formula="of:=[.D174]+1" office:value-type="float" office:value="7" calcext:value-type="float">
            <text:p>7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0-1</text:p>
          </table:table-cell>
          <table:table-cell table:formula="of:=[.C175]" office:value-type="string" office:string-value="Blaues Feld" calcext:value-type="string">
            <text:p>Blaues Feld</text:p>
          </table:table-cell>
          <table:table-cell table:style-name="ce1" table:formula="of:=[.D175]+1" office:value-type="float" office:value="8" calcext:value-type="float">
            <text:p>8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string" calcext:value-type="string">
            <text:p>0-1</text:p>
          </table:table-cell>
          <table:table-cell table:formula="of:=[.C176]" office:value-type="string" office:string-value="Blaues Feld" calcext:value-type="string">
            <text:p>Blaues Feld</text:p>
          </table:table-cell>
          <table:table-cell table:style-name="ce1" table:formula="of:=[.D176]+1" office:value-type="float" office:value="9" calcext:value-type="float">
            <text:p>9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0-1</text:p>
          </table:table-cell>
          <table:table-cell table:formula="of:=[.C177]" office:value-type="string" office:string-value="Blaues Feld" calcext:value-type="string">
            <text:p>Blaues Feld</text:p>
          </table:table-cell>
          <table:table-cell table:style-name="ce1" table:formula="of:=[.D177]+1" office:value-type="float" office:value="10" calcext:value-type="float">
            <text:p>10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rün Clickable</text:p>
          </table:table-cell>
          <table:table-cell table:number-columns-repeated="9"/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Orange Cliable</text:p>
          </table:table-cell>
          <table:table-cell table:number-columns-repeated="9"/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ila Clickable</text:p>
          </table:table-cell>
          <table:table-cell table:number-columns-repeated="9"/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Nachwürfeln freigeschaltet</text:p>
          </table:table-cell>
          <table:table-cell table:number-columns-repeated="2"/>
          <table:table-cell office:value-type="string" calcext:value-type="string">
            <text:p>SPIELER 1</text:p>
          </table:table-cell>
          <table:table-cell table:number-columns-repeated="6"/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Nachwürfeln used</text:p>
          </table:table-cell>
          <table:table-cell table:number-columns-repeated="9"/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Zusatzwürfel freigeschaltet</text:p>
          </table:table-cell>
          <table:table-cell table:number-columns-repeated="9"/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Zusatzwürfeln used</text:p>
          </table:table-cell>
          <table:table-cell table:number-columns-repeated="9"/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86]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87]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88]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89]+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90]+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91]+1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92]+1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93]+1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94]+1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95]+1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96]+1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laues Fel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string" calcext:value-type="string">
            <text:p>0-1</text:p>
          </table:table-cell>
          <table:table-cell table:formula="of:=[.C198]" office:value-type="string" office:string-value="Blaues Feld" calcext:value-type="string">
            <text:p>Blaues Feld</text:p>
          </table:table-cell>
          <table:table-cell table:style-name="ce1" table:formula="of:=[.D198]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0-1</text:p>
          </table:table-cell>
          <table:table-cell table:formula="of:=[.C199]" office:value-type="string" office:string-value="Blaues Feld" calcext:value-type="string">
            <text:p>Blaues Feld</text:p>
          </table:table-cell>
          <table:table-cell table:style-name="ce1" table:formula="of:=[.D199]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string" calcext:value-type="string">
            <text:p>0-1</text:p>
          </table:table-cell>
          <table:table-cell table:formula="of:=[.C200]" office:value-type="string" office:string-value="Blaues Feld" calcext:value-type="string">
            <text:p>Blaues Feld</text:p>
          </table:table-cell>
          <table:table-cell table:style-name="ce1" table:formula="of:=[.D200]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string" calcext:value-type="string">
            <text:p>0-1</text:p>
          </table:table-cell>
          <table:table-cell table:formula="of:=[.C201]" office:value-type="string" office:string-value="Blaues Feld" calcext:value-type="string">
            <text:p>Blaues Feld</text:p>
          </table:table-cell>
          <table:table-cell table:style-name="ce1" table:formula="of:=[.D201]+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string" calcext:value-type="string">
            <text:p>0-1</text:p>
          </table:table-cell>
          <table:table-cell table:formula="of:=[.C202]" office:value-type="string" office:string-value="Blaues Feld" calcext:value-type="string">
            <text:p>Blaues Feld</text:p>
          </table:table-cell>
          <table:table-cell table:style-name="ce1" table:formula="of:=[.D202]+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string" calcext:value-type="string">
            <text:p>0-1</text:p>
          </table:table-cell>
          <table:table-cell table:formula="of:=[.C203]" office:value-type="string" office:string-value="Blaues Feld" calcext:value-type="string">
            <text:p>Blaues Feld</text:p>
          </table:table-cell>
          <table:table-cell table:style-name="ce1" table:formula="of:=[.D203]+1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string" calcext:value-type="string">
            <text:p>0-1</text:p>
          </table:table-cell>
          <table:table-cell table:formula="of:=[.C204]" office:value-type="string" office:string-value="Blaues Feld" calcext:value-type="string">
            <text:p>Blaues Feld</text:p>
          </table:table-cell>
          <table:table-cell table:style-name="ce1" table:formula="of:=[.D204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string" calcext:value-type="string">
            <text:p>0-1</text:p>
          </table:table-cell>
          <table:table-cell table:formula="of:=[.C205]" office:value-type="string" office:string-value="Blaues Feld" calcext:value-type="string">
            <text:p>Blaues Feld</text:p>
          </table:table-cell>
          <table:table-cell table:style-name="ce1" table:formula="of:=[.D205]+1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string" calcext:value-type="string">
            <text:p>0-1</text:p>
          </table:table-cell>
          <table:table-cell table:formula="of:=[.C206]" office:value-type="string" office:string-value="Blaues Feld" calcext:value-type="string">
            <text:p>Blaues Feld</text:p>
          </table:table-cell>
          <table:table-cell table:style-name="ce1" table:formula="of:=[.D206]+1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string" calcext:value-type="string">
            <text:p>0-1</text:p>
          </table:table-cell>
          <table:table-cell table:formula="of:=[.C207]" office:value-type="string" office:string-value="Blaues Feld" calcext:value-type="string">
            <text:p>Blaues Feld</text:p>
          </table:table-cell>
          <table:table-cell table:style-name="ce1" table:formula="of:=[.D207]+1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string" calcext:value-type="string">
            <text:p>0-11</text:p>
          </table:table-cell>
          <table:table-cell office:value-type="string" calcext:value-type="string">
            <text:p>Grün</text:p>
          </table:table-cell>
          <table:table-cell table:style-name="ce1"/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Oranges Feld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string" calcext:value-type="string">
            <text:p>0-6</text:p>
          </table:table-cell>
          <table:table-cell table:formula="of:=[.C210]" office:value-type="string" office:string-value="Oranges Feld" calcext:value-type="string">
            <text:p>Oranges Feld</text:p>
          </table:table-cell>
          <table:table-cell table:formula="of:=[.D210]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string" calcext:value-type="string">
            <text:p>0-6</text:p>
          </table:table-cell>
          <table:table-cell table:formula="of:=[.C211]" office:value-type="string" office:string-value="Oranges Feld" calcext:value-type="string">
            <text:p>Oranges Feld</text:p>
          </table:table-cell>
          <table:table-cell table:formula="of:=[.D211]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string" calcext:value-type="string">
            <text:p>0-12</text:p>
          </table:table-cell>
          <table:table-cell table:formula="of:=[.C212]" office:value-type="string" office:string-value="Oranges Feld" calcext:value-type="string">
            <text:p>Oranges Feld</text:p>
          </table:table-cell>
          <table:table-cell table:formula="of:=[.D212]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string" calcext:value-type="string">
            <text:p>0-6</text:p>
          </table:table-cell>
          <table:table-cell table:formula="of:=[.C213]" office:value-type="string" office:string-value="Oranges Feld" calcext:value-type="string">
            <text:p>Oranges Feld</text:p>
          </table:table-cell>
          <table:table-cell table:formula="of:=[.D213]+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string" calcext:value-type="string">
            <text:p>0-6</text:p>
          </table:table-cell>
          <table:table-cell table:formula="of:=[.C214]" office:value-type="string" office:string-value="Oranges Feld" calcext:value-type="string">
            <text:p>Oranges Feld</text:p>
          </table:table-cell>
          <table:table-cell table:formula="of:=[.D214]+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string" calcext:value-type="string">
            <text:p>0-12</text:p>
          </table:table-cell>
          <table:table-cell table:formula="of:=[.C215]" office:value-type="string" office:string-value="Oranges Feld" calcext:value-type="string">
            <text:p>Oranges Feld</text:p>
          </table:table-cell>
          <table:table-cell table:formula="of:=[.D215]+1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string" calcext:value-type="string">
            <text:p>0-6</text:p>
          </table:table-cell>
          <table:table-cell table:formula="of:=[.C216]" office:value-type="string" office:string-value="Oranges Feld" calcext:value-type="string">
            <text:p>Oranges Feld</text:p>
          </table:table-cell>
          <table:table-cell table:formula="of:=[.D216]+1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string" calcext:value-type="string">
            <text:p>0-12</text:p>
          </table:table-cell>
          <table:table-cell table:formula="of:=[.C217]" office:value-type="string" office:string-value="Oranges Feld" calcext:value-type="string">
            <text:p>Oranges Feld</text:p>
          </table:table-cell>
          <table:table-cell table:formula="of:=[.D217]+1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string" calcext:value-type="string">
            <text:p>0-6</text:p>
          </table:table-cell>
          <table:table-cell table:formula="of:=[.C218]" office:value-type="string" office:string-value="Oranges Feld" calcext:value-type="string">
            <text:p>Oranges Feld</text:p>
          </table:table-cell>
          <table:table-cell table:formula="of:=[.D218]+1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string" calcext:value-type="string">
            <text:p>0-18</text:p>
          </table:table-cell>
          <table:table-cell table:formula="of:=[.C219]" office:value-type="string" office:string-value="Oranges Feld" calcext:value-type="string">
            <text:p>Oranges Feld</text:p>
          </table:table-cell>
          <table:table-cell table:formula="of:=[.D219]+1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Nachwürfeln Clickable</text:p>
          </table:table-cell>
          <table:table-cell table:number-columns-repeated="9"/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Zusatzwürfel Clickable</text:p>
          </table:table-cell>
          <table:table-cell table:number-columns-repeated="9"/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office:value-type="string" calcext:value-type="string">
            <text:p>0-1 </text:p>
          </table:table-cell>
          <table:table-cell office:value-type="string" calcext:value-type="string">
            <text:p>Wuerfeln Clickable</text:p>
          </table:table-cell>
          <table:table-cell table:number-columns-repeated="9"/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Farbiger Enscheider Aktiv</text:p>
          </table:table-cell>
          <table:table-cell table:number-columns-repeated="9"/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eißer Entscheider Aktiv</text:p>
          </table:table-cell>
          <table:table-cell table:number-columns-repeated="9"/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Farbier Würfel</text:p>
          </table:table-cell>
          <table:table-cell table:number-columns-repeated="9"/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38]+1" office:value-type="float" office:value="1" calcext:value-type="float">
            <text:p>1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39]+1" office:value-type="float" office:value="2" calcext:value-type="float">
            <text:p>2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40]+1" office:value-type="float" office:value="3" calcext:value-type="float">
            <text:p>3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41]+1" office:value-type="float" office:value="4" calcext:value-type="float">
            <text:p>4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42]+1" office:value-type="float" office:value="5" calcext:value-type="float">
            <text:p>5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43]+1" office:value-type="float" office:value="6" calcext:value-type="float">
            <text:p>6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44]+1" office:value-type="float" office:value="7" calcext:value-type="float">
            <text:p>7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45]+1" office:value-type="float" office:value="8" calcext:value-type="float">
            <text:p>8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46]+1" office:value-type="float" office:value="9" calcext:value-type="float">
            <text:p>9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47]+1" office:value-type="float" office:value="10" calcext:value-type="float">
            <text:p>10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48]+1" office:value-type="float" office:value="11" calcext:value-type="float">
            <text:p>11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laues Feld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office:value-type="string" calcext:value-type="string">
            <text:p>0-1</text:p>
          </table:table-cell>
          <table:table-cell table:formula="of:=[.C250]" office:value-type="string" office:string-value="Blaues Feld" calcext:value-type="string">
            <text:p>Blaues Feld</text:p>
          </table:table-cell>
          <table:table-cell table:style-name="ce1" table:formula="of:=[.D250]+1" office:value-type="float" office:value="1" calcext:value-type="float">
            <text:p>1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office:value-type="string" calcext:value-type="string">
            <text:p>0-1</text:p>
          </table:table-cell>
          <table:table-cell table:formula="of:=[.C251]" office:value-type="string" office:string-value="Blaues Feld" calcext:value-type="string">
            <text:p>Blaues Feld</text:p>
          </table:table-cell>
          <table:table-cell table:style-name="ce1" table:formula="of:=[.D251]+1" office:value-type="float" office:value="2" calcext:value-type="float">
            <text:p>2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office:value-type="string" calcext:value-type="string">
            <text:p>0-1</text:p>
          </table:table-cell>
          <table:table-cell table:formula="of:=[.C252]" office:value-type="string" office:string-value="Blaues Feld" calcext:value-type="string">
            <text:p>Blaues Feld</text:p>
          </table:table-cell>
          <table:table-cell table:style-name="ce1" table:formula="of:=[.D252]+1" office:value-type="float" office:value="3" calcext:value-type="float">
            <text:p>3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office:value-type="string" calcext:value-type="string">
            <text:p>0-1</text:p>
          </table:table-cell>
          <table:table-cell table:formula="of:=[.C253]" office:value-type="string" office:string-value="Blaues Feld" calcext:value-type="string">
            <text:p>Blaues Feld</text:p>
          </table:table-cell>
          <table:table-cell table:style-name="ce1" table:formula="of:=[.D253]+1" office:value-type="float" office:value="4" calcext:value-type="float">
            <text:p>4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office:value-type="string" calcext:value-type="string">
            <text:p>0-1</text:p>
          </table:table-cell>
          <table:table-cell table:formula="of:=[.C254]" office:value-type="string" office:string-value="Blaues Feld" calcext:value-type="string">
            <text:p>Blaues Feld</text:p>
          </table:table-cell>
          <table:table-cell table:style-name="ce1" table:formula="of:=[.D254]+1" office:value-type="float" office:value="5" calcext:value-type="float">
            <text:p>5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office:value-type="string" calcext:value-type="string">
            <text:p>0-1</text:p>
          </table:table-cell>
          <table:table-cell table:formula="of:=[.C255]" office:value-type="string" office:string-value="Blaues Feld" calcext:value-type="string">
            <text:p>Blaues Feld</text:p>
          </table:table-cell>
          <table:table-cell table:style-name="ce1" table:formula="of:=[.D255]+1" office:value-type="float" office:value="6" calcext:value-type="float">
            <text:p>6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office:value-type="string" calcext:value-type="string">
            <text:p>0-1</text:p>
          </table:table-cell>
          <table:table-cell table:formula="of:=[.C256]" office:value-type="string" office:string-value="Blaues Feld" calcext:value-type="string">
            <text:p>Blaues Feld</text:p>
          </table:table-cell>
          <table:table-cell table:style-name="ce1" table:formula="of:=[.D256]+1" office:value-type="float" office:value="7" calcext:value-type="float">
            <text:p>7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office:value-type="string" calcext:value-type="string">
            <text:p>0-1</text:p>
          </table:table-cell>
          <table:table-cell table:formula="of:=[.C257]" office:value-type="string" office:string-value="Blaues Feld" calcext:value-type="string">
            <text:p>Blaues Feld</text:p>
          </table:table-cell>
          <table:table-cell table:style-name="ce1" table:formula="of:=[.D257]+1" office:value-type="float" office:value="8" calcext:value-type="float">
            <text:p>8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 office:value-type="string" calcext:value-type="string">
            <text:p>0-1</text:p>
          </table:table-cell>
          <table:table-cell table:formula="of:=[.C258]" office:value-type="string" office:string-value="Blaues Feld" calcext:value-type="string">
            <text:p>Blaues Feld</text:p>
          </table:table-cell>
          <table:table-cell table:style-name="ce1" table:formula="of:=[.D258]+1" office:value-type="float" office:value="9" calcext:value-type="float">
            <text:p>9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59]+1" office:value-type="float" office:value="259" calcext:value-type="float">
            <text:p>259</text:p>
          </table:table-cell>
          <table:table-cell office:value-type="string" calcext:value-type="string">
            <text:p>0-1</text:p>
          </table:table-cell>
          <table:table-cell table:formula="of:=[.C259]" office:value-type="string" office:string-value="Blaues Feld" calcext:value-type="string">
            <text:p>Blaues Feld</text:p>
          </table:table-cell>
          <table:table-cell table:style-name="ce1" table:formula="of:=[.D259]+1" office:value-type="float" office:value="10" calcext:value-type="float">
            <text:p>10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260]+1" office:value-type="float" office:value="260" calcext:value-type="float">
            <text:p>26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rün Clickable</text:p>
          </table:table-cell>
          <table:table-cell table:number-columns-repeated="9"/>
        </table:table-row>
        <table:table-row table:style-name="ro1">
          <table:table-cell table:formula="of:=[.A261]+1" office:value-type="float" office:value="261" calcext:value-type="float">
            <text:p>26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Orange Cliable</text:p>
          </table:table-cell>
          <table:table-cell table:number-columns-repeated="9"/>
        </table:table-row>
        <table:table-row table:style-name="ro1">
          <table:table-cell table:formula="of:=[.A262]+1" office:value-type="float" office:value="262" calcext:value-type="float">
            <text:p>26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ila Clickable</text:p>
          </table:table-cell>
          <table:table-cell table:number-columns-repeated="9"/>
        </table:table-row>
        <table:table-row table:style-name="ro1">
          <table:table-cell table:formula="of:=[.A263]+1" office:value-type="float" office:value="263" calcext:value-type="float">
            <text:p>263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Nachwürfeln freigeschaltet</text:p>
          </table:table-cell>
          <table:table-cell table:number-columns-repeated="2"/>
          <table:table-cell office:value-type="string" calcext:value-type="string">
            <text:p>SPIELER 4</text:p>
          </table:table-cell>
          <table:table-cell table:number-columns-repeated="6"/>
        </table:table-row>
        <table:table-row table:style-name="ro1">
          <table:table-cell table:formula="of:=[.A264]+1" office:value-type="float" office:value="264" calcext:value-type="float">
            <text:p>264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Nachwürfeln used</text:p>
          </table:table-cell>
          <table:table-cell table:number-columns-repeated="9"/>
        </table:table-row>
        <table:table-row table:style-name="ro1">
          <table:table-cell table:formula="of:=[.A265]+1" office:value-type="float" office:value="265" calcext:value-type="float">
            <text:p>265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Zusatzwürfel freigeschaltet</text:p>
          </table:table-cell>
          <table:table-cell table:number-columns-repeated="9"/>
        </table:table-row>
        <table:table-row table:style-name="ro1">
          <table:table-cell table:formula="of:=[.A266]+1" office:value-type="float" office:value="266" calcext:value-type="float">
            <text:p>266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Zusatzwürfeln used</text:p>
          </table:table-cell>
          <table:table-cell table:number-columns-repeated="9"/>
        </table:table-row>
        <table:table-row table:style-name="ro1">
          <table:table-cell table:formula="of:=[.A267]+1" office:value-type="float" office:value="267" calcext:value-type="float">
            <text:p>26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268]+1" office:value-type="float" office:value="268" calcext:value-type="float">
            <text:p>26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68]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269]+1" office:value-type="float" office:value="269" calcext:value-type="float">
            <text:p>26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69]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270]+1" office:value-type="float" office:value="270" calcext:value-type="float">
            <text:p>27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70]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271]+1" office:value-type="float" office:value="271" calcext:value-type="float">
            <text:p>27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71]+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272]+1" office:value-type="float" office:value="272" calcext:value-type="float">
            <text:p>27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72]+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273]+1" office:value-type="float" office:value="273" calcext:value-type="float">
            <text:p>27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73]+1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A274]+1" office:value-type="float" office:value="274" calcext:value-type="float">
            <text:p>27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74]+1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275]+1" office:value-type="float" office:value="275" calcext:value-type="float">
            <text:p>27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75]+1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A276]+1" office:value-type="float" office:value="276" calcext:value-type="float">
            <text:p>27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76]+1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277]+1" office:value-type="float" office:value="277" calcext:value-type="float">
            <text:p>27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77]+1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A278]+1" office:value-type="float" office:value="278" calcext:value-type="float">
            <text:p>27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78]+1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formula="of:=[.A279]+1" office:value-type="float" office:value="279" calcext:value-type="float">
            <text:p>27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laues Fel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280]+1" office:value-type="float" office:value="280" calcext:value-type="float">
            <text:p>280</text:p>
          </table:table-cell>
          <table:table-cell office:value-type="string" calcext:value-type="string">
            <text:p>0-1</text:p>
          </table:table-cell>
          <table:table-cell table:formula="of:=[.C280]" office:value-type="string" office:string-value="Blaues Feld" calcext:value-type="string">
            <text:p>Blaues Feld</text:p>
          </table:table-cell>
          <table:table-cell table:style-name="ce1" table:formula="of:=[.D280]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281]+1" office:value-type="float" office:value="281" calcext:value-type="float">
            <text:p>281</text:p>
          </table:table-cell>
          <table:table-cell office:value-type="string" calcext:value-type="string">
            <text:p>0-1</text:p>
          </table:table-cell>
          <table:table-cell table:formula="of:=[.C281]" office:value-type="string" office:string-value="Blaues Feld" calcext:value-type="string">
            <text:p>Blaues Feld</text:p>
          </table:table-cell>
          <table:table-cell table:style-name="ce1" table:formula="of:=[.D281]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282]+1" office:value-type="float" office:value="282" calcext:value-type="float">
            <text:p>282</text:p>
          </table:table-cell>
          <table:table-cell office:value-type="string" calcext:value-type="string">
            <text:p>0-1</text:p>
          </table:table-cell>
          <table:table-cell table:formula="of:=[.C282]" office:value-type="string" office:string-value="Blaues Feld" calcext:value-type="string">
            <text:p>Blaues Feld</text:p>
          </table:table-cell>
          <table:table-cell table:style-name="ce1" table:formula="of:=[.D282]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283]+1" office:value-type="float" office:value="283" calcext:value-type="float">
            <text:p>283</text:p>
          </table:table-cell>
          <table:table-cell office:value-type="string" calcext:value-type="string">
            <text:p>0-1</text:p>
          </table:table-cell>
          <table:table-cell table:formula="of:=[.C283]" office:value-type="string" office:string-value="Blaues Feld" calcext:value-type="string">
            <text:p>Blaues Feld</text:p>
          </table:table-cell>
          <table:table-cell table:style-name="ce1" table:formula="of:=[.D283]+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284]+1" office:value-type="float" office:value="284" calcext:value-type="float">
            <text:p>284</text:p>
          </table:table-cell>
          <table:table-cell office:value-type="string" calcext:value-type="string">
            <text:p>0-1</text:p>
          </table:table-cell>
          <table:table-cell table:formula="of:=[.C284]" office:value-type="string" office:string-value="Blaues Feld" calcext:value-type="string">
            <text:p>Blaues Feld</text:p>
          </table:table-cell>
          <table:table-cell table:style-name="ce1" table:formula="of:=[.D284]+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285]+1" office:value-type="float" office:value="285" calcext:value-type="float">
            <text:p>285</text:p>
          </table:table-cell>
          <table:table-cell office:value-type="string" calcext:value-type="string">
            <text:p>0-1</text:p>
          </table:table-cell>
          <table:table-cell table:formula="of:=[.C285]" office:value-type="string" office:string-value="Blaues Feld" calcext:value-type="string">
            <text:p>Blaues Feld</text:p>
          </table:table-cell>
          <table:table-cell table:style-name="ce1" table:formula="of:=[.D285]+1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286]+1" office:value-type="float" office:value="286" calcext:value-type="float">
            <text:p>286</text:p>
          </table:table-cell>
          <table:table-cell office:value-type="string" calcext:value-type="string">
            <text:p>0-1</text:p>
          </table:table-cell>
          <table:table-cell table:formula="of:=[.C286]" office:value-type="string" office:string-value="Blaues Feld" calcext:value-type="string">
            <text:p>Blaues Feld</text:p>
          </table:table-cell>
          <table:table-cell table:style-name="ce1" table:formula="of:=[.D286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[.A287]+1" office:value-type="float" office:value="287" calcext:value-type="float">
            <text:p>287</text:p>
          </table:table-cell>
          <table:table-cell office:value-type="string" calcext:value-type="string">
            <text:p>0-1</text:p>
          </table:table-cell>
          <table:table-cell table:formula="of:=[.C287]" office:value-type="string" office:string-value="Blaues Feld" calcext:value-type="string">
            <text:p>Blaues Feld</text:p>
          </table:table-cell>
          <table:table-cell table:style-name="ce1" table:formula="of:=[.D287]+1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[.A288]+1" office:value-type="float" office:value="288" calcext:value-type="float">
            <text:p>288</text:p>
          </table:table-cell>
          <table:table-cell office:value-type="string" calcext:value-type="string">
            <text:p>0-1</text:p>
          </table:table-cell>
          <table:table-cell table:formula="of:=[.C288]" office:value-type="string" office:string-value="Blaues Feld" calcext:value-type="string">
            <text:p>Blaues Feld</text:p>
          </table:table-cell>
          <table:table-cell table:style-name="ce1" table:formula="of:=[.D288]+1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289]+1" office:value-type="float" office:value="289" calcext:value-type="float">
            <text:p>289</text:p>
          </table:table-cell>
          <table:table-cell office:value-type="string" calcext:value-type="string">
            <text:p>0-1</text:p>
          </table:table-cell>
          <table:table-cell table:formula="of:=[.C289]" office:value-type="string" office:string-value="Blaues Feld" calcext:value-type="string">
            <text:p>Blaues Feld</text:p>
          </table:table-cell>
          <table:table-cell table:style-name="ce1" table:formula="of:=[.D289]+1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[.A290]+1" office:value-type="float" office:value="290" calcext:value-type="float">
            <text:p>290</text:p>
          </table:table-cell>
          <table:table-cell office:value-type="string" calcext:value-type="string">
            <text:p>0-11</text:p>
          </table:table-cell>
          <table:table-cell office:value-type="string" calcext:value-type="string">
            <text:p>Grün</text:p>
          </table:table-cell>
          <table:table-cell table:style-name="ce1"/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[.A291]+1" office:value-type="float" office:value="291" calcext:value-type="float">
            <text:p>291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Oranges Feld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292]+1" office:value-type="float" office:value="292" calcext:value-type="float">
            <text:p>292</text:p>
          </table:table-cell>
          <table:table-cell office:value-type="string" calcext:value-type="string">
            <text:p>0-6</text:p>
          </table:table-cell>
          <table:table-cell table:formula="of:=[.C292]" office:value-type="string" office:string-value="Oranges Feld" calcext:value-type="string">
            <text:p>Oranges Feld</text:p>
          </table:table-cell>
          <table:table-cell table:formula="of:=[.D292]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293]+1" office:value-type="float" office:value="293" calcext:value-type="float">
            <text:p>293</text:p>
          </table:table-cell>
          <table:table-cell office:value-type="string" calcext:value-type="string">
            <text:p>0-6</text:p>
          </table:table-cell>
          <table:table-cell table:formula="of:=[.C293]" office:value-type="string" office:string-value="Oranges Feld" calcext:value-type="string">
            <text:p>Oranges Feld</text:p>
          </table:table-cell>
          <table:table-cell table:formula="of:=[.D293]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294]+1" office:value-type="float" office:value="294" calcext:value-type="float">
            <text:p>294</text:p>
          </table:table-cell>
          <table:table-cell office:value-type="string" calcext:value-type="string">
            <text:p>0-12</text:p>
          </table:table-cell>
          <table:table-cell table:formula="of:=[.C294]" office:value-type="string" office:string-value="Oranges Feld" calcext:value-type="string">
            <text:p>Oranges Feld</text:p>
          </table:table-cell>
          <table:table-cell table:formula="of:=[.D294]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295]+1" office:value-type="float" office:value="295" calcext:value-type="float">
            <text:p>295</text:p>
          </table:table-cell>
          <table:table-cell office:value-type="string" calcext:value-type="string">
            <text:p>0-6</text:p>
          </table:table-cell>
          <table:table-cell table:formula="of:=[.C295]" office:value-type="string" office:string-value="Oranges Feld" calcext:value-type="string">
            <text:p>Oranges Feld</text:p>
          </table:table-cell>
          <table:table-cell table:formula="of:=[.D295]+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296]+1" office:value-type="float" office:value="296" calcext:value-type="float">
            <text:p>296</text:p>
          </table:table-cell>
          <table:table-cell office:value-type="string" calcext:value-type="string">
            <text:p>0-6</text:p>
          </table:table-cell>
          <table:table-cell table:formula="of:=[.C296]" office:value-type="string" office:string-value="Oranges Feld" calcext:value-type="string">
            <text:p>Oranges Feld</text:p>
          </table:table-cell>
          <table:table-cell table:formula="of:=[.D296]+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297]+1" office:value-type="float" office:value="297" calcext:value-type="float">
            <text:p>297</text:p>
          </table:table-cell>
          <table:table-cell office:value-type="string" calcext:value-type="string">
            <text:p>0-12</text:p>
          </table:table-cell>
          <table:table-cell table:formula="of:=[.C297]" office:value-type="string" office:string-value="Oranges Feld" calcext:value-type="string">
            <text:p>Oranges Feld</text:p>
          </table:table-cell>
          <table:table-cell table:formula="of:=[.D297]+1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A298]+1" office:value-type="float" office:value="298" calcext:value-type="float">
            <text:p>298</text:p>
          </table:table-cell>
          <table:table-cell office:value-type="string" calcext:value-type="string">
            <text:p>0-6</text:p>
          </table:table-cell>
          <table:table-cell table:formula="of:=[.C298]" office:value-type="string" office:string-value="Oranges Feld" calcext:value-type="string">
            <text:p>Oranges Feld</text:p>
          </table:table-cell>
          <table:table-cell table:formula="of:=[.D298]+1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299]+1" office:value-type="float" office:value="299" calcext:value-type="float">
            <text:p>299</text:p>
          </table:table-cell>
          <table:table-cell office:value-type="string" calcext:value-type="string">
            <text:p>0-12</text:p>
          </table:table-cell>
          <table:table-cell table:formula="of:=[.C299]" office:value-type="string" office:string-value="Oranges Feld" calcext:value-type="string">
            <text:p>Oranges Feld</text:p>
          </table:table-cell>
          <table:table-cell table:formula="of:=[.D299]+1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A300]+1" office:value-type="float" office:value="300" calcext:value-type="float">
            <text:p>300</text:p>
          </table:table-cell>
          <table:table-cell office:value-type="string" calcext:value-type="string">
            <text:p>0-6</text:p>
          </table:table-cell>
          <table:table-cell table:formula="of:=[.C300]" office:value-type="string" office:string-value="Oranges Feld" calcext:value-type="string">
            <text:p>Oranges Feld</text:p>
          </table:table-cell>
          <table:table-cell table:formula="of:=[.D300]+1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301]+1" office:value-type="float" office:value="301" calcext:value-type="float">
            <text:p>301</text:p>
          </table:table-cell>
          <table:table-cell office:value-type="string" calcext:value-type="string">
            <text:p>0-18</text:p>
          </table:table-cell>
          <table:table-cell table:formula="of:=[.C301]" office:value-type="string" office:string-value="Oranges Feld" calcext:value-type="string">
            <text:p>Oranges Feld</text:p>
          </table:table-cell>
          <table:table-cell table:formula="of:=[.D301]+1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A302]+1" office:value-type="float" office:value="302" calcext:value-type="float">
            <text:p>302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303]+1" office:value-type="float" office:value="303" calcext:value-type="float">
            <text:p>303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304]+1" office:value-type="float" office:value="304" calcext:value-type="float">
            <text:p>304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305]+1" office:value-type="float" office:value="305" calcext:value-type="float">
            <text:p>305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306]+1" office:value-type="float" office:value="306" calcext:value-type="float">
            <text:p>306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307]+1" office:value-type="float" office:value="307" calcext:value-type="float">
            <text:p>307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308]+1" office:value-type="float" office:value="308" calcext:value-type="float">
            <text:p>308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A309]+1" office:value-type="float" office:value="309" calcext:value-type="float">
            <text:p>309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310]+1" office:value-type="float" office:value="310" calcext:value-type="float">
            <text:p>310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A311]+1" office:value-type="float" office:value="311" calcext:value-type="float">
            <text:p>311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312]+1" office:value-type="float" office:value="312" calcext:value-type="float">
            <text:p>312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A313]+1" office:value-type="float" office:value="313" calcext:value-type="float">
            <text:p>31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Nachwürfeln Clickable</text:p>
          </table:table-cell>
          <table:table-cell table:number-columns-repeated="9"/>
        </table:table-row>
        <table:table-row table:style-name="ro1">
          <table:table-cell table:formula="of:=[.A314]+1" office:value-type="float" office:value="314" calcext:value-type="float">
            <text:p>31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Zusatzwürfel Clickable</text:p>
          </table:table-cell>
          <table:table-cell table:number-columns-repeated="9"/>
        </table:table-row>
        <table:table-row table:style-name="ro1">
          <table:table-cell table:formula="of:=[.A315]+1" office:value-type="float" office:value="315" calcext:value-type="float">
            <text:p>315</text:p>
          </table:table-cell>
          <table:table-cell office:value-type="string" calcext:value-type="string">
            <text:p>0-1 </text:p>
          </table:table-cell>
          <table:table-cell office:value-type="string" calcext:value-type="string">
            <text:p>Wuerfeln Clickable</text:p>
          </table:table-cell>
          <table:table-cell table:number-columns-repeated="9"/>
        </table:table-row>
        <table:table-row table:style-name="ro1">
          <table:table-cell table:formula="of:=[.A316]+1" office:value-type="float" office:value="316" calcext:value-type="float">
            <text:p>31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Farbiger Enscheider Aktiv</text:p>
          </table:table-cell>
          <table:table-cell table:number-columns-repeated="9"/>
        </table:table-row>
        <table:table-row table:style-name="ro1">
          <table:table-cell table:formula="of:=[.A317]+1" office:value-type="float" office:value="317" calcext:value-type="float">
            <text:p>31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eißer Entscheider Aktiv</text:p>
          </table:table-cell>
          <table:table-cell table:number-columns-repeated="9"/>
        </table:table-row>
        <table:table-row table:style-name="ro1">
          <table:table-cell table:formula="of:=[.A318]+1" office:value-type="float" office:value="318" calcext:value-type="float">
            <text:p>318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Farbier Würfel</text:p>
          </table:table-cell>
          <table:table-cell table:number-columns-repeated="9"/>
        </table:table-row>
        <table:table-row table:style-name="ro1">
          <table:table-cell table:formula="of:=[.A319]+1" office:value-type="float" office:value="319" calcext:value-type="float">
            <text:p>31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20]+1" office:value-type="float" office:value="320" calcext:value-type="float">
            <text:p>32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320]+1" office:value-type="float" office:value="1" calcext:value-type="float">
            <text:p>1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21]+1" office:value-type="float" office:value="321" calcext:value-type="float">
            <text:p>32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321]+1" office:value-type="float" office:value="2" calcext:value-type="float">
            <text:p>2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22]+1" office:value-type="float" office:value="322" calcext:value-type="float">
            <text:p>32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322]+1" office:value-type="float" office:value="3" calcext:value-type="float">
            <text:p>3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23]+1" office:value-type="float" office:value="323" calcext:value-type="float">
            <text:p>32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323]+1" office:value-type="float" office:value="4" calcext:value-type="float">
            <text:p>4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24]+1" office:value-type="float" office:value="324" calcext:value-type="float">
            <text:p>32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324]+1" office:value-type="float" office:value="5" calcext:value-type="float">
            <text:p>5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25]+1" office:value-type="float" office:value="325" calcext:value-type="float">
            <text:p>32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325]+1" office:value-type="float" office:value="6" calcext:value-type="float">
            <text:p>6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26]+1" office:value-type="float" office:value="326" calcext:value-type="float">
            <text:p>32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326]+1" office:value-type="float" office:value="7" calcext:value-type="float">
            <text:p>7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27]+1" office:value-type="float" office:value="327" calcext:value-type="float">
            <text:p>32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327]+1" office:value-type="float" office:value="8" calcext:value-type="float">
            <text:p>8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28]+1" office:value-type="float" office:value="328" calcext:value-type="float">
            <text:p>32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328]+1" office:value-type="float" office:value="9" calcext:value-type="float">
            <text:p>9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29]+1" office:value-type="float" office:value="329" calcext:value-type="float">
            <text:p>32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329]+1" office:value-type="float" office:value="10" calcext:value-type="float">
            <text:p>10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30]+1" office:value-type="float" office:value="330" calcext:value-type="float">
            <text:p>33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330]+1" office:value-type="float" office:value="11" calcext:value-type="float">
            <text:p>11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31]+1" office:value-type="float" office:value="331" calcext:value-type="float">
            <text:p>33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laues Feld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32]+1" office:value-type="float" office:value="332" calcext:value-type="float">
            <text:p>332</text:p>
          </table:table-cell>
          <table:table-cell office:value-type="string" calcext:value-type="string">
            <text:p>0-1</text:p>
          </table:table-cell>
          <table:table-cell table:formula="of:=[.C332]" office:value-type="string" office:string-value="Blaues Feld" calcext:value-type="string">
            <text:p>Blaues Feld</text:p>
          </table:table-cell>
          <table:table-cell table:style-name="ce1" table:formula="of:=[.D332]+1" office:value-type="float" office:value="1" calcext:value-type="float">
            <text:p>1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33]+1" office:value-type="float" office:value="333" calcext:value-type="float">
            <text:p>333</text:p>
          </table:table-cell>
          <table:table-cell office:value-type="string" calcext:value-type="string">
            <text:p>0-1</text:p>
          </table:table-cell>
          <table:table-cell table:formula="of:=[.C333]" office:value-type="string" office:string-value="Blaues Feld" calcext:value-type="string">
            <text:p>Blaues Feld</text:p>
          </table:table-cell>
          <table:table-cell table:style-name="ce1" table:formula="of:=[.D333]+1" office:value-type="float" office:value="2" calcext:value-type="float">
            <text:p>2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34]+1" office:value-type="float" office:value="334" calcext:value-type="float">
            <text:p>334</text:p>
          </table:table-cell>
          <table:table-cell office:value-type="string" calcext:value-type="string">
            <text:p>0-1</text:p>
          </table:table-cell>
          <table:table-cell table:formula="of:=[.C334]" office:value-type="string" office:string-value="Blaues Feld" calcext:value-type="string">
            <text:p>Blaues Feld</text:p>
          </table:table-cell>
          <table:table-cell table:style-name="ce1" table:formula="of:=[.D334]+1" office:value-type="float" office:value="3" calcext:value-type="float">
            <text:p>3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35]+1" office:value-type="float" office:value="335" calcext:value-type="float">
            <text:p>335</text:p>
          </table:table-cell>
          <table:table-cell office:value-type="string" calcext:value-type="string">
            <text:p>0-1</text:p>
          </table:table-cell>
          <table:table-cell table:formula="of:=[.C335]" office:value-type="string" office:string-value="Blaues Feld" calcext:value-type="string">
            <text:p>Blaues Feld</text:p>
          </table:table-cell>
          <table:table-cell table:style-name="ce1" table:formula="of:=[.D335]+1" office:value-type="float" office:value="4" calcext:value-type="float">
            <text:p>4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36]+1" office:value-type="float" office:value="336" calcext:value-type="float">
            <text:p>336</text:p>
          </table:table-cell>
          <table:table-cell office:value-type="string" calcext:value-type="string">
            <text:p>0-1</text:p>
          </table:table-cell>
          <table:table-cell table:formula="of:=[.C336]" office:value-type="string" office:string-value="Blaues Feld" calcext:value-type="string">
            <text:p>Blaues Feld</text:p>
          </table:table-cell>
          <table:table-cell table:style-name="ce1" table:formula="of:=[.D336]+1" office:value-type="float" office:value="5" calcext:value-type="float">
            <text:p>5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37]+1" office:value-type="float" office:value="337" calcext:value-type="float">
            <text:p>337</text:p>
          </table:table-cell>
          <table:table-cell office:value-type="string" calcext:value-type="string">
            <text:p>0-1</text:p>
          </table:table-cell>
          <table:table-cell table:formula="of:=[.C337]" office:value-type="string" office:string-value="Blaues Feld" calcext:value-type="string">
            <text:p>Blaues Feld</text:p>
          </table:table-cell>
          <table:table-cell table:style-name="ce1" table:formula="of:=[.D337]+1" office:value-type="float" office:value="6" calcext:value-type="float">
            <text:p>6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38]+1" office:value-type="float" office:value="338" calcext:value-type="float">
            <text:p>338</text:p>
          </table:table-cell>
          <table:table-cell office:value-type="string" calcext:value-type="string">
            <text:p>0-1</text:p>
          </table:table-cell>
          <table:table-cell table:formula="of:=[.C338]" office:value-type="string" office:string-value="Blaues Feld" calcext:value-type="string">
            <text:p>Blaues Feld</text:p>
          </table:table-cell>
          <table:table-cell table:style-name="ce1" table:formula="of:=[.D338]+1" office:value-type="float" office:value="7" calcext:value-type="float">
            <text:p>7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39]+1" office:value-type="float" office:value="339" calcext:value-type="float">
            <text:p>339</text:p>
          </table:table-cell>
          <table:table-cell office:value-type="string" calcext:value-type="string">
            <text:p>0-1</text:p>
          </table:table-cell>
          <table:table-cell table:formula="of:=[.C339]" office:value-type="string" office:string-value="Blaues Feld" calcext:value-type="string">
            <text:p>Blaues Feld</text:p>
          </table:table-cell>
          <table:table-cell table:style-name="ce1" table:formula="of:=[.D339]+1" office:value-type="float" office:value="8" calcext:value-type="float">
            <text:p>8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40]+1" office:value-type="float" office:value="340" calcext:value-type="float">
            <text:p>340</text:p>
          </table:table-cell>
          <table:table-cell office:value-type="string" calcext:value-type="string">
            <text:p>0-1</text:p>
          </table:table-cell>
          <table:table-cell table:formula="of:=[.C340]" office:value-type="string" office:string-value="Blaues Feld" calcext:value-type="string">
            <text:p>Blaues Feld</text:p>
          </table:table-cell>
          <table:table-cell table:style-name="ce1" table:formula="of:=[.D340]+1" office:value-type="float" office:value="9" calcext:value-type="float">
            <text:p>9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41]+1" office:value-type="float" office:value="341" calcext:value-type="float">
            <text:p>341</text:p>
          </table:table-cell>
          <table:table-cell office:value-type="string" calcext:value-type="string">
            <text:p>0-1</text:p>
          </table:table-cell>
          <table:table-cell table:formula="of:=[.C341]" office:value-type="string" office:string-value="Blaues Feld" calcext:value-type="string">
            <text:p>Blaues Feld</text:p>
          </table:table-cell>
          <table:table-cell table:style-name="ce1" table:formula="of:=[.D341]+1" office:value-type="float" office:value="10" calcext:value-type="float">
            <text:p>10</text:p>
          </table:table-cell>
          <table:table-cell office:value-type="string" calcext:value-type="string">
            <text:p>Clickable</text:p>
          </table:table-cell>
          <table:table-cell table:number-columns-repeated="7"/>
        </table:table-row>
        <table:table-row table:style-name="ro1">
          <table:table-cell table:formula="of:=[.A342]+1" office:value-type="float" office:value="342" calcext:value-type="float">
            <text:p>34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rün Clickable</text:p>
          </table:table-cell>
          <table:table-cell table:number-columns-repeated="9"/>
        </table:table-row>
        <table:table-row table:style-name="ro1">
          <table:table-cell table:formula="of:=[.A343]+1" office:value-type="float" office:value="343" calcext:value-type="float">
            <text:p>34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Orange Cliable</text:p>
          </table:table-cell>
          <table:table-cell table:number-columns-repeated="9"/>
        </table:table-row>
        <table:table-row table:style-name="ro1">
          <table:table-cell table:formula="of:=[.A344]+1" office:value-type="float" office:value="344" calcext:value-type="float">
            <text:p>34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ila Clickable</text:p>
          </table:table-cell>
          <table:table-cell table:number-columns-repeated="9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table:formula="of:=[.A357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358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formula="of:=[.A359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formula="of:=[.A360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formula="of:=[.A361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formula="of:=[.A362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363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formula="of:=[.A364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formula="of:=[.A365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formula="of:=[.A366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formula="of:=[.A367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formula="of:=[.A368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formula="of:=[.A369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formula="of:=[.A370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formula="of:=[.A371]+1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formula="of:=[.A372]+1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formula="of:=[.A373]+1"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table:formula="of:=[.A374]+1"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table:formula="of:=[.A375]+1"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table:formula="of:=[.A376]+1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formula="of:=[.A377]+1"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table:formula="of:=[.A378]+1"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table:formula="of:=[.A379]+1"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table:formula="of:=[.A380]+1"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table:formula="of:=[.A381]+1"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table:formula="of:=[.A382]+1"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table:formula="of:=[.A383]+1"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table:formula="of:=[.A384]+1"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table:formula="of:=[.A385]+1"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table:formula="of:=[.A386]+1"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table:formula="of:=[.A387]+1"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table:formula="of:=[.A388]+1"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table:formula="of:=[.A389]+1"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table:formula="of:=[.A390]+1"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table:formula="of:=[.A391]+1"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table:formula="of:=[.A392]+1"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table:formula="of:=[.A393]+1"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table:formula="of:=[.A394]+1" office:value-type="float" office:value="38" calcext:value-type="float">
            <text:p>38</text:p>
          </table:table-cell>
          <table:table-cell table:number-columns-repeated="11"/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3" table:default-cell-style-name="ce1"/>
        <table:table-row table:style-name="ro1" table:number-rows-repeated="3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2:44:00.420998550</meta:creation-date>
    <dc:date>2018-07-03T15:07:01.087423479</dc:date>
    <meta:editing-duration>PT1H10M44S</meta:editing-duration>
    <meta:editing-cycles>5</meta:editing-cycles>
    <meta:generator>LibreOffice/5.4.7.2$Linux_X86_64 LibreOffice_project/40$Build-2</meta:generator>
    <meta:document-statistic meta:table-count="2" meta:cell-count="1917" meta:object-count="0"/>
  </office:meta>
</office:document-meta>
</file>